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ymbol" svg:font-family="Symbol" style:font-charset="x-symbol"/>
    <style:font-face style:name="Wingdings" svg:font-family="Wingdings" style:font-charset="x-symbol"/>
  </office:font-face-decls>
  <office:automatic-styles>
    <style:style style:name="P1" style:family="paragraph" style:parent-style-name="Standard">
      <style:paragraph-properties fo:margin-left="0.25in" fo:margin-right="0in" fo:text-align="justify" style:justify-single-word="false" fo:text-indent="0in" style:auto-text-indent="false"/>
    </style:style>
    <style:style style:name="P2" style:family="paragraph" style:parent-style-name="Standard">
      <style:paragraph-properties fo:text-align="justify" style:justify-single-word="false"/>
    </style:style>
    <style:style style:name="P3" style:family="paragraph" style:parent-style-name="List_20_Paragraph">
      <style:paragraph-properties fo:text-align="justify" style:justify-single-word="false"/>
      <style:text-properties fo:font-size="12pt" fo:font-weight="bold" style:font-size-asian="12pt" style:font-weight-asian="bold" style:font-size-complex="12pt"/>
    </style:style>
    <style:style style:name="P4" style:family="paragraph" style:parent-style-name="List_20_Paragraph">
      <style:paragraph-properties fo:text-align="justify" style:justify-single-word="false"/>
      <style:text-properties fo:font-size="12pt" fo:font-weight="bold" style:font-size-asian="12pt" style:font-weight-asian="bold" style:font-name-complex="Calibri2" style:font-size-complex="12pt"/>
    </style:style>
    <style:style style:name="P5" style:family="paragraph" style:parent-style-name="List_20_Paragraph">
      <style:paragraph-properties fo:text-align="justify" style:justify-single-word="false"/>
      <style:text-properties style:font-name-complex="Calibri2"/>
    </style:style>
    <style:style style:name="P6" style:family="paragraph" style:parent-style-name="Standard">
      <style:paragraph-properties fo:margin-left="0.25in" fo:margin-right="0in" fo:text-align="justify" style:justify-single-word="false" fo:text-indent="0in" style:auto-text-indent="false"/>
      <style:text-properties style:font-name-complex="Calibri2"/>
    </style:style>
    <style:style style:name="P7" style:family="paragraph" style:parent-style-name="Standard">
      <style:paragraph-properties fo:text-align="justify" style:justify-single-word="false"/>
      <style:text-properties style:font-name-complex="Calibri2"/>
    </style:style>
    <style:style style:name="P8" style:family="paragraph" style:parent-style-name="Standard">
      <style:paragraph-properties fo:text-align="justify" style:justify-single-word="false"/>
      <style:text-properties fo:font-weight="bold" style:font-weight-asian="bold" style:font-name-complex="Calibri2"/>
    </style:style>
    <style:style style:name="P9" style:family="paragraph" style:parent-style-name="Text_20_body">
      <style:text-properties style:text-underline-style="none" officeooo:rsid="000a6e6c" officeooo:paragraph-rsid="000a6e6c"/>
    </style:style>
    <style:style style:name="P10" style:family="paragraph" style:parent-style-name="Text_20_body">
      <style:text-properties style:text-underline-style="none" officeooo:rsid="000a6e6c" officeooo:paragraph-rsid="000c5e40"/>
    </style:style>
    <style:style style:name="P11" style:family="paragraph" style:parent-style-name="Text_20_body">
      <style:text-properties style:text-underline-style="none" officeooo:rsid="000a6e6c" officeooo:paragraph-rsid="000d07cd"/>
    </style:style>
    <style:style style:name="P12" style:family="paragraph" style:parent-style-name="Text_20_body">
      <style:paragraph-properties fo:text-align="start" style:justify-single-word="false"/>
      <style:text-properties style:text-underline-style="none" officeooo:rsid="000a6e6c" officeooo:paragraph-rsid="000c5e40"/>
    </style:style>
    <style:style style:name="P13" style:family="paragraph" style:parent-style-name="Text_20_body">
      <style:paragraph-properties fo:text-align="start" style:justify-single-word="false"/>
      <style:text-properties style:text-underline-style="none" officeooo:rsid="000a6e6c" officeooo:paragraph-rsid="000fb5e7"/>
    </style:style>
    <style:style style:name="P14" style:family="paragraph" style:parent-style-name="Text_20_body">
      <style:text-properties style:text-underline-style="none" officeooo:rsid="000a6e6c" officeooo:paragraph-rsid="000fb5e7"/>
    </style:style>
    <style:style style:name="P15" style:family="paragraph" style:parent-style-name="Text_20_body">
      <style:text-properties style:text-underline-style="none" officeooo:rsid="000a6e6c" officeooo:paragraph-rsid="00110cb1"/>
    </style:style>
    <style:style style:name="P16" style:family="paragraph" style:parent-style-name="Text_20_body">
      <style:text-properties style:text-underline-style="none" officeooo:rsid="000a6e6c" officeooo:paragraph-rsid="00117bea"/>
    </style:style>
    <style:style style:name="P17" style:family="paragraph" style:parent-style-name="Text_20_body">
      <style:text-properties style:text-underline-style="none" officeooo:rsid="000a6e6c" officeooo:paragraph-rsid="0012b09b"/>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paragraph-rsid="000d07cd"/>
    </style:style>
    <style:style style:name="P20" style:family="paragraph" style:parent-style-name="Text_20_body">
      <style:text-properties style:text-underline-style="none" officeooo:paragraph-rsid="000ecf42"/>
    </style:style>
    <style:style style:name="P21" style:family="paragraph" style:parent-style-name="Text_20_body">
      <style:paragraph-properties fo:text-align="justify" style:justify-single-word="false"/>
      <style:text-properties style:text-underline-style="none" fo:font-weight="bold" officeooo:rsid="000a6e6c" officeooo:paragraph-rsid="0012b09b" style:font-weight-asian="bold" style:font-name-complex="Calibri2"/>
    </style:style>
    <style:style style:name="P22" style:family="paragraph" style:parent-style-name="Text_20_body">
      <style:paragraph-properties fo:text-align="justify" style:justify-single-word="false"/>
      <style:text-properties style:text-underline-style="none" fo:font-weight="bold" officeooo:rsid="000a6e6c" officeooo:paragraph-rsid="0013e2c6" style:font-weight-asian="bold" style:font-name-complex="Calibri2" style:font-weight-complex="normal"/>
    </style:style>
    <style:style style:name="P23" style:family="paragraph" style:parent-style-name="Text_20_body">
      <style:paragraph-properties fo:text-align="justify" style:justify-single-word="false"/>
      <style:text-properties style:text-underline-style="none" fo:font-weight="normal" officeooo:rsid="000a6e6c" officeooo:paragraph-rsid="0012b09b" style:font-weight-asian="normal" style:font-name-complex="Calibri2" style:font-weight-complex="normal"/>
    </style:style>
    <style:style style:name="P24" style:family="paragraph" style:parent-style-name="Text_20_body">
      <style:paragraph-properties fo:text-align="justify" style:justify-single-word="false"/>
      <style:text-properties style:text-underline-style="none" fo:font-weight="normal" officeooo:rsid="000a6e6c" officeooo:paragraph-rsid="0013e2c6" style:font-weight-asian="normal" style:font-name-complex="Calibri2" style:font-weight-complex="normal"/>
    </style:style>
    <style:style style:name="P25" style:family="paragraph" style:parent-style-name="Standard">
      <style:paragraph-properties fo:margin-left="0.25in" fo:margin-right="0in" fo:text-align="justify" style:justify-single-word="false" fo:text-indent="0in" style:auto-text-indent="false"/>
      <style:text-properties style:text-underline-style="solid" style:text-underline-width="auto" style:text-underline-color="font-color"/>
    </style:style>
    <style:style style:name="P26" style:family="paragraph" style:parent-style-name="Standard">
      <style:paragraph-properties fo:margin-left="0.25in" fo:margin-right="0in" fo:text-align="justify" style:justify-single-word="false" fo:text-indent="0in" style:auto-text-indent="false"/>
      <style:text-properties style:text-underline-style="solid" style:text-underline-width="auto" style:text-underline-color="font-color" style:font-name-complex="Calibri2"/>
    </style:style>
    <style:style style:name="P27" style:family="paragraph" style:parent-style-name="Standard">
      <style:paragraph-properties fo:margin-left="0.25in" fo:margin-right="0in" fo:text-align="justify" style:justify-single-word="false" fo:text-indent="0in" style:auto-text-indent="false"/>
      <style:text-properties style:font-name-complex="Calibri2"/>
    </style:style>
    <style:style style:name="P28" style:family="paragraph" style:parent-style-name="Standard">
      <style:paragraph-properties fo:text-align="justify" style:justify-single-word="false"/>
      <style:text-properties style:font-name-complex="Calibri2"/>
    </style:style>
    <style:style style:name="P29" style:family="paragraph" style:parent-style-name="Text_20_body">
      <style:text-properties style:text-underline-style="none" officeooo:rsid="000ecf42" officeooo:paragraph-rsid="000ecf42"/>
    </style:style>
    <style:style style:name="P30" style:family="paragraph" style:parent-style-name="Text_20_body">
      <style:text-properties style:text-underline-style="none" officeooo:rsid="000a6e6c" officeooo:paragraph-rsid="000a6e6c"/>
    </style:style>
    <style:style style:name="P31" style:family="paragraph" style:parent-style-name="List_20_Paragraph" style:list-style-name="WWNum1">
      <style:text-properties fo:font-size="12pt" fo:font-weight="bold" style:font-size-asian="12pt" style:font-weight-asian="bold" style:font-size-complex="12pt"/>
    </style:style>
    <style:style style:name="P32" style:family="paragraph" style:parent-style-name="List_20_Paragraph" style:list-style-name="WWNum1">
      <style:paragraph-properties fo:text-align="justify" style:justify-single-word="false"/>
      <style:text-properties fo:font-size="12pt" fo:font-weight="bold" style:font-size-asian="12pt" style:font-weight-asian="bold" style:font-size-complex="12pt"/>
    </style:style>
    <style:style style:name="P33" style:family="paragraph" style:parent-style-name="List_20_Paragraph" style:list-style-name="WWNum1">
      <style:paragraph-properties fo:text-align="justify" style:justify-single-word="false"/>
      <style:text-properties fo:font-size="12pt" fo:font-weight="bold" style:font-size-asian="12pt" style:font-weight-asian="bold" style:font-name-complex="Calibri2" style:font-size-complex="12pt"/>
    </style:style>
    <style:style style:name="P34" style:family="paragraph" style:parent-style-name="List_20_Paragraph" style:list-style-name="WWNum12">
      <style:paragraph-properties fo:text-align="justify" style:justify-single-word="false"/>
      <style:text-properties fo:font-size="12pt" fo:font-weight="bold" style:font-size-asian="12pt" style:font-weight-asian="bold" style:font-name-complex="Calibri2" style:font-size-complex="12pt"/>
    </style:style>
    <style:style style:name="P35" style:family="paragraph" style:parent-style-name="List_20_Paragraph" style:list-style-name="WWNum12">
      <style:paragraph-properties fo:text-align="justify" style:justify-single-word="false"/>
      <style:text-properties fo:font-size="12pt" fo:font-weight="bold" officeooo:paragraph-rsid="0014ef99" style:font-size-asian="12pt" style:font-weight-asian="bold" style:font-name-complex="Calibri2" style:font-size-complex="12pt"/>
    </style:style>
    <style:style style:name="P36" style:family="paragraph" style:parent-style-name="List_20_Paragraph" style:list-style-name="WWNum13">
      <style:paragraph-properties fo:text-align="justify" style:justify-single-word="false"/>
    </style:style>
    <style:style style:name="P37" style:family="paragraph" style:parent-style-name="List_20_Paragraph" style:list-style-name="WWNum2">
      <style:paragraph-properties fo:text-align="justify" style:justify-single-word="false"/>
    </style:style>
    <style:style style:name="P38" style:family="paragraph" style:parent-style-name="List_20_Paragraph" style:list-style-name="WWNum9">
      <style:paragraph-properties fo:text-align="justify" style:justify-single-word="false"/>
    </style:style>
    <style:style style:name="P39" style:family="paragraph" style:parent-style-name="List_20_Paragraph" style:list-style-name="WWNum4">
      <style:paragraph-properties fo:text-align="justify" style:justify-single-word="false"/>
      <style:text-properties style:font-name-complex="Calibri2"/>
    </style:style>
    <style:style style:name="P40" style:family="paragraph" style:parent-style-name="List_20_Paragraph" style:list-style-name="WWNum10">
      <style:paragraph-properties fo:text-align="justify" style:justify-single-word="false"/>
      <style:text-properties style:font-name-complex="Calibri2"/>
    </style:style>
    <style:style style:name="P41" style:family="paragraph" style:parent-style-name="List_20_Paragraph" style:list-style-name="WWNum2">
      <style:paragraph-properties fo:text-align="justify" style:justify-single-word="false"/>
      <style:text-properties style:font-name-complex="Calibri2"/>
    </style:style>
    <style:style style:name="P42" style:family="paragraph" style:parent-style-name="Preformatted_20_Text">
      <style:paragraph-properties fo:text-align="justify" style:justify-single-word="false"/>
      <style:text-properties fo:font-weight="bold" officeooo:rsid="000a6e6c" officeooo:paragraph-rsid="0014ef99" style:font-weight-asian="bold" style:font-name-complex="Calibri2"/>
    </style:style>
    <style:style style:name="P43" style:family="paragraph" style:parent-style-name="Preformatted_20_Text">
      <style:text-properties officeooo:paragraph-rsid="0014ef99"/>
    </style:style>
    <style:style style:name="T1" style:family="text">
      <style:text-properties style:font-name="Cambria Math" style:font-name-complex="Cambria Math1"/>
    </style:style>
    <style:style style:name="T2" style:family="text">
      <style:text-properties style:font-name="Calibri" style:font-name-complex="Calibri2"/>
    </style:style>
    <style:style style:name="T3" style:family="text">
      <style:text-properties style:text-underline-style="solid" style:text-underline-width="auto" style:text-underline-color="font-color" officeooo:rsid="000a6e6c"/>
    </style:style>
    <style:style style:name="T4" style:family="text">
      <style:text-properties style:font-name-complex="Calibri2"/>
    </style:style>
    <style:style style:name="T5" style:family="text">
      <style:text-properties fo:font-weight="bold" style:font-weight-asian="bold" style:font-weight-complex="bold"/>
    </style:style>
    <style:style style:name="T6" style:family="text">
      <style:text-properties officeooo:rsid="000a6e6c"/>
    </style:style>
    <style:style style:name="T7" style:family="text">
      <style:text-properties officeooo:rsid="000c5e40"/>
    </style:style>
    <style:style style:name="T8" style:family="text">
      <style:text-properties officeooo:rsid="000d07cd"/>
    </style:style>
    <style:style style:name="T9" style:family="text">
      <style:text-properties officeooo:rsid="000ecf42"/>
    </style:style>
    <style:style style:name="T10" style:family="text">
      <style:text-properties officeooo:rsid="000fb5e7"/>
    </style:style>
    <style:style style:name="T11" style:family="text">
      <style:text-properties officeooo:rsid="0012b09b"/>
    </style:style>
    <style:style style:name="T12" style:family="text">
      <style:text-properties officeooo:rsid="0013e2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21777413" text:style-name="WWNum1">
        <text:list-item>
          <text:p text:style-name="P31">Specifica del Problema</text:p>
        </text:list-item>
      </text:list>
      <text:p text:style-name="P1">La congettura di Beal asserisce che se a^x + b^y = c^z dove a, b, c, x, y, z <text:span text:style-name="T1">∈</text:span><text:span text:style-name="T2"> N con a, b, c ≥ 1 e x, y, z ≥ 3, allora</text:span> a, b, c hanno un fattore primo in comune. La congettura di Collatz asserisce che la funzione <text:line-break/>f : N&gt;0 → N&gt;0 definita ponendo f(n) = n/2 se n è pari ed f(n) = 3 · n + 1 se n è dispari genera 1 dopo un numero finito di applicazioni ai numeri man mano ottenuti. La congettura di Cramer asserisce che il valore assoluto della differenza tra due numeri primi consecutivi ≥ 11 è minore del quadrato del logaritmo naturale del più piccolo dei due numeri. Scrivere un programma ANSI C che chiede all’utente quale congettura intende considerare e poi la verifica acquisendo dalla tastiera a, b, c, x, y, z nel primo caso (se non vale a^x + b^y = c^z , il programma lo stampa sullo schermo e poi verifica comunque se a, b, c hanno un fattore primo in comune e ne stampa l’esito sullo schermo), n &gt; 0 nel secondo caso (il programma stampa sullo schermo tutti i numeri generati), due numeri primi consecutivi ≥ 11 nel terzo caso (il programma stampa sullo schermo sia il valore assoluto della differenza tra i due numeri che il quadrato del logaritmo naturale del più piccolo dei due numer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221431361978805" text:continue-numbering="true" text:style-name="WWNum1">
        <text:list-item>
          <text:p text:style-name="P32">Analisi del Problema</text:p>
        </text:list-item>
      </text:list>
      <text:p text:style-name="P3"/>
      <text:list xml:id="list221431474017968" text:continue-numbering="true" text:style-name="WWNum1">
        <text:list-item>
          <text:list>
            <text:list-item>
              <text:p text:style-name="P32">Dati di Ingresso del Problema</text:p>
            </text:list-item>
          </text:list>
        </text:list-item>
      </text:list>
      <text:p text:style-name="P1">I dati di ingresso del problema sono rappresentati dal tipo della congettura da verificare, scelta dall’utente tra le tre previste dalla specifica del problema, e dai valori naturali necessari in relazione alla congettura optata. <text:s/>In particolare:</text:p>
      <text:list xml:id="list1500779651" text:style-name="WWNum13">
        <text:list-item>
          <text:p text:style-name="P36">Per verificare la congettura di Beal occorrono sei valori per comporre la seguente equazione: <text:line-break/>a^x + b^y = c^z. Le basi dell’equazione sono valori maggiori di zero e i rispettivi esponenti sono valori maggiori o uguali a tre.</text:p>
        </text:list-item>
        <text:list-item>
          <text:p text:style-name="P36">Per verificare la congettura di Colltaz occorre un valore maggiore di zero.</text:p>
        </text:list-item>
        <text:list-item>
          <text:p text:style-name="P36">Per verificare la congettura di Cramer occorrono due valori maggiori o uguali a undici.</text:p>
        </text:list-item>
      </text:list>
      <text:p text:style-name="P1"/>
      <text:list xml:id="list221432510227381" text:continue-list="list221431474017968" text:style-name="WWNum1">
        <text:list-item>
          <text:list>
            <text:list-item>
              <text:p text:style-name="P32">Dati di Uscita del Problema</text:p>
            </text:list-item>
          </text:list>
        </text:list-item>
      </text:list>
      <text:p text:style-name="P1">I dati di uscita del problema sono rappresentati in relazione alla congettura optata dall’utente. In particolare:</text:p>
      <text:list xml:id="list1460893815" text:style-name="WWNum2">
        <text:list-item>
          <text:p text:style-name="P37">Per la congettura di Beal, i dati di uscita sono rappresentati dall’esito della validità dell’equazione e dal valore di un possibile fattore primo in comune tra le tre basi dell’equazione, distinguendo poi i casi in cui la congettura è verificata, non verificata o confutata;</text:p>
        </text:list-item>
        <text:list-item>
          <text:p text:style-name="P37">Per la congettura di Collatz, i dati di uscita sono rappresentati da una sequenza finita di numeri con l’ultimo numero necessariamente uguale a uno;</text:p>
        </text:list-item>
        <text:list-item>
          <text:p text:style-name="P37">Per la congettura di Cramer, i dati di uscita sono rappresentati dall’esito del confronto tra il valore assoluto della differenza tra i due valori inseriti dall’utente e il quadrato del logaritmo naturale del più piccolo dei due valori, distinguendo poi i casi in cui la congettura è verificata, non verificata o confutata.</text:p>
        </text:list-item>
      </text:list>
      <text:p text:style-name="P1"/>
      <text:list xml:id="list221431304645128" text:continue-list="list221432510227381" text:style-name="WWNum1">
        <text:list-item>
          <text:list>
            <text:list-item>
              <text:p text:style-name="P32">Relazioni Intercorrenti tra i Dati del Problema </text:p>
            </text:list-item>
          </text:list>
        </text:list-item>
      </text:list>
      <text:p text:style-name="P25">Relazioni intercorrenti nella congettura di Beal:</text:p>
      <text:p text:style-name="P1">I numeri primi sono tutti e solo numeri naturali che sono divisibili solo per uno e per se stessi, pertanto si possono escludere direttamente tutti i valori pari eccetto il valore due, che è l’unico numero primo pari.<text:line-break/>Pertanto l’esistenza di un terzo divisore diverso da quelli menzionati prima, rivelerebbe la non primalità del numero. Gli ulteriori divisori di un numero possono esistere se e solo se sono minori o uguali della radice quadrata del numero in questione. </text:p>
      <text:p text:style-name="P1"><text:soft-page-break/>[ <text:span text:style-name="T4">Ɐ</text:span> n <text:span text:style-name="T1">∈</text:span><text:span text:style-name="T2"> </text:span>N*, gli ulteriori divisori di n oltre 1 e n, sono <text:span text:style-name="T4">≤</text:span> <text:span text:style-name="T4">√n </text:span>].</text:p>
      <text:p text:style-name="P1">Un fattore primo di un numero è un numero primo che lo divide esattamente, quindi con resto zero.</text:p>
      <text:p text:style-name="P6">Nella congettura di Beal <text:s/>dovendo cercare un fattore primo in comune tra le tre basi dell’equazione, la ricerca del fattore primo si può limitare al confronto dei possibili fattori primi del valore più piccolo tra le tre basi dell’equazione.</text:p>
      <text:p text:style-name="P6">Nella congettura di Beal, inoltre, si avranno tre possibili casi:</text:p>
      <text:list xml:id="list221432097684483" text:continue-list="list1460893815" text:style-name="WWNum2">
        <text:list-item>
          <text:p text:style-name="P37">congettura verificata (equazione valida ed esistenza di un fattore primo in comune tra le tre basi dell’equazione);</text:p>
        </text:list-item>
        <text:list-item>
          <text:p text:style-name="P37">congettura non verificata (equazione non valida ed esistenza o meno di un fattore primo in comune tra le tre basi dell’equazione);</text:p>
        </text:list-item>
        <text:list-item>
          <text:p text:style-name="P37">congettura confutata (equazione valida ma non esistenza di un fattore primo in comune tra le tre basi dell’equazione).</text:p>
        </text:list-item>
      </text:list>
      <text:p text:style-name="P26">Relazioni intercorrenti nella congettura di Collatz:</text:p>
      <text:p text:style-name="P6">Nella congettura di Collatz per gestire i due casi che si creano con il valore “1” che può trovarsi sia all’inizio della successione che alla fine (vedere sezione scelte di progetto sulla congettura di Collatz), si fa uso di una variabile denominata “count” che tiene conto di quale condizione si sta verificando.</text:p>
      <text:p text:style-name="P26">Relazioni intercorrenti nella congettura di Cramer:</text:p>
      <text:p text:style-name="P6">Due numeri primi si dicono consecutivi se tra i due valori non esiste nessun altro numero primo, quindi la verifica di questa proprietà è data controllando la primalità dei valori compresi fra i due numeri primi. Inoltre i valori immessi dall’utente vengono confrontati in quanto il primo numero inserito deve essere minore del secondo numero inserito, come spiegato nella sezione “scelte di progetto”.</text:p>
      <text:p text:style-name="P6">Nella congettura di Cramer, inoltre, si avranno tre possibili casi:</text:p>
      <text:list xml:id="list221431932240436" text:continue-numbering="true" text:style-name="WWNum2">
        <text:list-item>
          <text:p text:style-name="P37">congettura verificata (il valore assoluto della differenza tra i due valori inseriti è minore del quadrato del logaritmo naturale del più piccolo dei due valori);</text:p>
        </text:list-item>
        <text:list-item>
          <text:p text:style-name="P37">congettura non verificata (i valori immessi dall’utente non sono due numeri primi consecutivi);</text:p>
        </text:list-item>
        <text:list-item>
          <text:p text:style-name="P37">congettura confutata (il valore assoluto della differenza tra i due valori inseriti non è minore del quadrato del logaritmo naturale del più piccolo dei due valori).</text:p>
        </text:list-item>
      </text:list>
      <text:p text:style-name="P6"/>
      <text:p text:style-name="P6"/>
      <text:p text:style-name="P6"/>
      <text:p text:style-name="P6"/>
      <text:p text:style-name="P6"/>
      <text:p text:style-name="P6"><text:soft-page-break/></text:p>
      <text:p text:style-name="P6"/>
      <text:p text:style-name="P6"/>
      <text:p text:style-name="P6"/>
      <text:list xml:id="list221432569828083" text:continue-list="list221431304645128" text:style-name="WWNum1">
        <text:list-item>
          <text:p text:style-name="P33">Progettazione dell’Algoritmo</text:p>
        </text:list-item>
      </text:list>
      <text:p text:style-name="P4"/>
      <text:list xml:id="list221432298806009" text:continue-numbering="true" text:style-name="WWNum1">
        <text:list-item>
          <text:list>
            <text:list-item>
              <text:p text:style-name="P33">Scelte di Progetto</text:p>
            </text:list-item>
          </text:list>
        </text:list-item>
      </text:list>
      <text:p text:style-name="P26">Scelta di progetto riguardante il possibile caso di confutazione per la congettura di Beal e Cramer:</text:p>
      <text:p text:style-name="P7">Nella congettura di Beal e nella congettura di Cramer viene aggiunta anche la condizione di “congettura confutata”, in quanto anche se le due congetture sono state valutate da esperti esse rimangono congetture e pertanto la condizione “congettura confutata” potrebbe verificarsi.</text:p>
      <text:p text:style-name="P26">Scelta di progetto riguardante la congettura di Collatz:</text:p>
      <text:p text:style-name="P7">Nel caso che nella congettura di Collatz venga digitato il valore “1”, si stampa comunque la successione finita finché non ritorna a “1”, perché è un numero dispari e pertanto segue la regola di quest’ultimi. Pertanto la successione finita che si crea è la seguente: 1 - 4 - 2 – 1</text:p>
      <text:p text:style-name="P7">Perciò per gestire sia il caso in cui “1” sia all’inizio della successione che il caso in cui “1” sia alla fine si fa uso di una variabile denominata “count” che tiene conto di quale condizione si sta verificando.</text:p>
      <text:p text:style-name="P26">Scelta di progetto riguardante i numeri primi consecutivi:</text:p>
      <text:p text:style-name="P7">Indicando con il termine “primi consecutivi” due numeri primi tale che il primo numero denominato P(n) abbia il consecutivo della forma P(n+1), con P l’insieme dei numeri primi, conveniamo di porre che il primo valore inserito dall’utente dovrà essere minore del secondo valore inserito. Pertanto nella congettura di Cramer, ad esempio, verranno verificati i seguenti due valori: 13, 17 ma non i seguenti due valori: 17, 13.</text:p>
      <text:p text:style-name="P7"/>
      <text:list xml:id="list221430848575209" text:continue-numbering="true" text:style-name="WWNum1">
        <text:list-item>
          <text:list>
            <text:list-item>
              <text:p text:style-name="P33">Passi dell’Algoritmo</text:p>
            </text:list-item>
          </text:list>
        </text:list-item>
      </text:list>
      <text:p text:style-name="P6">I passi dell’algoritmo per risolvere il problema sono i seguenti:</text:p>
      <text:list xml:id="list3438010573" text:style-name="WWNum4">
        <text:list-item>
          <text:p text:style-name="P39">Acquisire la congettura da verificare tra le tre proproste.</text:p>
        </text:list-item>
        <text:list-item>
          <text:p text:style-name="P39">In base alla scelta effettuata dell’utente:</text:p>
        </text:list-item>
      </text:list>
      <text:list xml:id="list1798533109" text:style-name="WWNum9">
        <text:list-item>
          <text:p text:style-name="P38">Acquisire per la congettura di Beal sei valori, tre valori maggiori di zero per le basi dell’equazione e tre valori maggiori o uguali a 3 per gli esponenti relativi alle basi dell’equazione.</text:p>
        </text:list-item>
        <text:list-item>
          <text:p text:style-name="P38">Acquisire per la congettura di Colltaz un valore maggiore di zero.</text:p>
        </text:list-item>
        <text:list-item>
          <text:p text:style-name="P38">Acquisire per la congettura di Cramer due valori maggiori o uguali a 11.</text:p>
        </text:list-item>
      </text:list>
      <text:p text:style-name="P5"/>
      <text:list xml:id="list221430906111209" text:continue-list="list3438010573" text:style-name="WWNum4">
        <text:list-item>
          <text:p text:style-name="P39"><text:soft-page-break/>In base alla scelta effettuata dall’utente:</text:p>
        </text:list-item>
      </text:list>
      <text:list xml:id="list2868855665" text:style-name="WWNum10">
        <text:list-item>
          <text:p text:style-name="P40">Per la congettura di Beal verificare la validità dell’equazione (a^x + b^y = c^z) e l’esistenza di un fattore primo in comune tra le tre basi dell’equazione e stamparne l’esito: congettura verificata, congettura non verificata o congettura confutata.</text:p>
        </text:list-item>
        <text:list-item>
          <text:p text:style-name="P40">Per la congettura di Collatz stampare ricorsivamente la successione finita di valori generata dal numero immesso:</text:p>
        </text:list-item>
      </text:list>
      <text:list xml:id="list221430850115977" text:continue-list="list221431932240436" text:style-name="WWNum2">
        <text:list-item>
          <text:p text:style-name="P41">Caso in cui il valore è uguale a “1” e la variabile “count” è uguale a “0”, la funzione richiama se stessa calcolando il nuovo valore dato da “3 * n + 1”;</text:p>
        </text:list-item>
        <text:list-item>
          <text:p text:style-name="P41">Caso in cui il valore è diverso da 1, la funzione richiama se stessa calcolando il nuovo valore dato da “n / 2” se n è pari o da “3 * n + 1” se n è dispari.</text:p>
        </text:list-item>
      </text:list>
      <text:list xml:id="list221431459674731" text:continue-list="list2868855665" text:style-name="WWNum10">
        <text:list-item>
          <text:p text:style-name="P40">Per la congettura di Cramer verificare che il valore assoluto della differenza dei due numeri primi consecutivi inseriti sia minore del quadrato del logaritmo naturale del più piccolo dei due numeri e stamparne l’esito: congettura verificata, congettura non verificata o congettura confutata.</text:p>
        </text:list-item>
      </text:list>
      <text:p text:style-name="P7"/>
      <text:list xml:id="list506949799" text:style-name="WWNum12">
        <text:list-item>
          <text:p text:style-name="P35">Implementazione dell’Algoritmo</text:p>
        </text:list-item>
      </text:list>
      <text:p text:style-name="P43">/***************************************************************/</text:p>
      <text:p text:style-name="P43">/* programma per verifica congetture di Beal, Collatz e Cramer */</text:p>
      <text:p text:style-name="P43">/***************************************************************/</text:p>
      <text:p text:style-name="P43"/>
      <text:p text:style-name="P43">/*****************************/</text:p>
      <text:p text:style-name="P43">/* inclusione delle librerie */</text:p>
      <text:p text:style-name="P43">/*****************************/</text:p>
      <text:p text:style-name="P43"/>
      <text:p text:style-name="P43">#include &lt;stdio.h&gt;</text:p>
      <text:p text:style-name="P43">#include &lt;math.h&gt;</text:p>
      <text:p text:style-name="P43">#include &lt;stdlib.h&gt;</text:p>
      <text:p text:style-name="P43">#include &lt;stdbool.h&gt;</text:p>
      <text:p text:style-name="P43"/>
      <text:p text:style-name="P43">/*****************************************/</text:p>
      <text:p text:style-name="P43">/* definizione delle costanti simboliche */</text:p>
      <text:p text:style-name="P43">/*****************************************/</text:p>
      <text:p text:style-name="P43"/>
      <text:p text:style-name="P43">#define FRASE1 1<text:tab/>/* stampare prima frase */</text:p>
      <text:p text:style-name="P43">#define FRASE2 2 <text:s/>/* stampare seconda frase */</text:p>
      <text:p text:style-name="P43">#define FRASE3 3 <text:s/>/* stampare terza frase */</text:p>
      <text:p text:style-name="P43"/>
      <text:p text:style-name="P43">/************************/</text:p>
      <text:p text:style-name="P43">/* definizione dei tipi */</text:p>
      <text:p text:style-name="P43">/************************/</text:p>
      <text:p text:style-name="P43"/>
      <text:p text:style-name="P43">typedef enum {uscita,</text:p>
      <text:p text:style-name="P43"><text:tab/> <text:s text:c="7"/>congett_beal,</text:p>
      <text:p text:style-name="P43"><text:tab/> <text:s text:c="7"/>congett_collatz,</text:p>
      <text:p text:style-name="P43"><text:tab/> <text:s text:c="7"/>congett_cramer,</text:p>
      <text:p text:style-name="P43"><text:soft-page-break/><text:tab/> <text:s text:c="6"/>}congetture_t;<text:tab/>/* tipo congettura */</text:p>
      <text:p text:style-name="P43"><text:tab/> <text:s text:c="4"/></text:p>
      <text:p text:style-name="P43">/********************************/</text:p>
      <text:p text:style-name="P43">/* dichiarazione delle funzioni */</text:p>
      <text:p text:style-name="P43">/********************************/</text:p>
      <text:p text:style-name="P43"/>
      <text:p text:style-name="P43">int leggi_congettura(void);</text:p>
      <text:p text:style-name="P43"/>
      <text:p text:style-name="P43">int acquisisci_naturale(char *,</text:p>
      <text:p text:style-name="P43"><text:tab/><text:tab/> <text:s text:c="7"/><text:tab/>int);</text:p>
      <text:p text:style-name="P43"/>
      <text:p text:style-name="P43">void beal(int,</text:p>
      <text:p text:style-name="P43"><text:s text:c="10"/>int,</text:p>
      <text:p text:style-name="P43"><text:s text:c="10"/>int,</text:p>
      <text:p text:style-name="P43"><text:s text:c="10"/>int,</text:p>
      <text:p text:style-name="P43"><text:s text:c="10"/>int,</text:p>
      <text:p text:style-name="P43"><text:s text:c="10"/>int);</text:p>
      <text:p text:style-name="P43"/>
      <text:p text:style-name="P43">void collatz(int);</text:p>
      <text:p text:style-name="P43"/>
      <text:p text:style-name="P43">void cramer(int,</text:p>
      <text:p text:style-name="P43"><text:s text:c="12"/>int);</text:p>
      <text:p text:style-name="P43"/>
      <text:p text:style-name="P43">bool primo(int);</text:p>
      <text:p text:style-name="P43"/>
      <text:p text:style-name="P43">bool primo_consec(int,</text:p>
      <text:p text:style-name="P43"><text:s text:c="18"/>int);</text:p>
      <text:p text:style-name="P43"/>
      <text:p text:style-name="P43">char uscita_programma(void);</text:p>
      <text:p text:style-name="P43"/>
      <text:p text:style-name="P43">/******************************/</text:p>
      <text:p text:style-name="P43">/* definizione delle funzioni */</text:p>
      <text:p text:style-name="P43">/******************************/</text:p>
      <text:p text:style-name="P43"/>
      <text:p text:style-name="P43">/* definizione della funzione main */</text:p>
      <text:p text:style-name="P43">int main(void)</text:p>
      <text:p text:style-name="P43">{</text:p>
      <text:p text:style-name="P43"><text:tab/>/* dichiarazione delle variabili locali alla funzione */</text:p>
      <text:p text:style-name="P43"><text:tab/>int <text:tab/> <text:s text:c="6"/>a,<text:tab/><text:tab/> <text:s/>/* input: valore inserito dall'utente utilizzato <text:s text:c="11"/><text:tab/><text:tab/><text:tab/><text:tab/><text:tab/> <text:s/>per le congetture di Beal, Collatz e Cramer */</text:p>
      <text:p text:style-name="P43"><text:tab/> <text:s text:c="3"/><text:tab/> <text:s text:c="6"/>b,<text:tab/> <text:s text:c="7"/>/* input: valore inserito dall'utente utilizzato <text:tab/><text:tab/><text:tab/><text:tab/><text:tab/> <text:s/>per le congetture di Beal e Cramer */</text:p>
      <text:p text:style-name="P43"><text:tab/> <text:s text:c="3"/><text:tab/> <text:s text:c="6"/>c,<text:tab/> <text:s text:c="7"/>/* input: valore inserito dall'utente utilizzato <text:s text:c="2"/><text:tab/><text:tab/><text:tab/><text:tab/><text:tab/> <text:s/>per la congettura di Beal */</text:p>
      <text:p text:style-name="P43"><text:tab/> <text:s text:c="3"/><text:tab/> <text:s text:c="6"/>x,<text:tab/> <text:s text:c="7"/>/* input: valore inserito dall'utente utilizzato <text:tab/><text:tab/><text:tab/><text:tab/><text:tab/> <text:s/>per la congettura di Beal */</text:p>
      <text:p text:style-name="P43"><text:tab/> <text:s text:c="3"/><text:tab/> <text:s text:c="6"/>y,<text:tab/> <text:s text:c="7"/>/* input: valore inserito dall'utente utilizzato <text:tab/><text:tab/><text:tab/><text:tab/><text:tab/> <text:s/>per la congettura di Beal */</text:p>
      <text:p text:style-name="P43"><text:tab/> <text:s text:c="12"/>z;<text:tab/><text:tab/> <text:s/>/* input: valore inserito dall'utente utilizzato <text:s text:c="2"/><text:tab/><text:tab/><text:tab/><text:tab/><text:tab/> <text:s/>per la congettura di Beal */</text:p>
      <text:p text:style-name="P43"><text:tab/>congetture_t cong;<text:tab/> <text:s/>/* input: congettura da verificare */</text:p>
      <text:p text:style-name="P43"><text:tab/><text:tab/></text:p>
      <text:p text:style-name="P43"><text:tab/></text:p>
      <text:p text:style-name="P43"/>
      <text:p text:style-name="P43"><text:soft-page-break/><text:s text:c="6"/>do</text:p>
      <text:p text:style-name="P43"><text:tab/>{</text:p>
      <text:p text:style-name="P43"><text:tab/><text:tab/>/* acquisire congettura da verificare */</text:p>
      <text:p text:style-name="P43"><text:tab/><text:tab/>cong = leggi_congettura();</text:p>
      <text:p text:style-name="P43"/>
      <text:p text:style-name="P43"><text:tab/><text:tab/>/* verificare congettura acquisita */</text:p>
      <text:p text:style-name="P43"><text:tab/><text:tab/>switch (cong)</text:p>
      <text:p text:style-name="P43"><text:tab/><text:tab/>{</text:p>
      <text:p text:style-name="P43"><text:tab/><text:tab/><text:tab/>/* verifica congettura di Beal */</text:p>
      <text:p text:style-name="P43"><text:tab/><text:tab/><text:tab/>case congett_beal:</text:p>
      <text:p text:style-name="P43"><text:tab/><text:tab/><text:tab/><text:tab/>printf("\nCONGETTURA DI BEAL\n");</text:p>
      <text:p text:style-name="P43"/>
      <text:p text:style-name="P43"><text:tab/><text:tab/><text:tab/><text:tab/>a = acquisisci_naturale("primo",</text:p>
      <text:p text:style-name="P43"><text:tab/><text:tab/><text:tab/><text:tab/><text:tab/><text:tab/><text:tab/> <text:s text:c="5"/>FRASE1);</text:p>
      <text:p text:style-name="P43"><text:tab/><text:tab/><text:tab/><text:tab/>x = acquisisci_naturale("primo",</text:p>
      <text:p text:style-name="P43"><text:tab/><text:tab/><text:tab/><text:tab/><text:tab/><text:tab/><text:tab/> <text:s text:c="5"/>FRASE2);</text:p>
      <text:p text:style-name="P43"><text:tab/><text:tab/><text:tab/><text:tab/>b = acquisisci_naturale("secondo",</text:p>
      <text:p text:style-name="P43"><text:tab/><text:tab/><text:tab/><text:tab/><text:tab/><text:tab/><text:tab/><text:tab/>FRASE1);</text:p>
      <text:p text:style-name="P43"><text:tab/><text:tab/><text:tab/><text:tab/>y = acquisisci_naturale("secondo",</text:p>
      <text:p text:style-name="P43"><text:tab/><text:tab/><text:tab/><text:tab/><text:tab/><text:tab/><text:tab/><text:tab/>FRASE2);</text:p>
      <text:p text:style-name="P43"><text:tab/><text:tab/><text:tab/><text:tab/>c = acquisisci_naturale("terzo",</text:p>
      <text:p text:style-name="P43"><text:tab/><text:tab/><text:tab/><text:tab/><text:tab/><text:tab/><text:tab/><text:tab/>FRASE1);</text:p>
      <text:p text:style-name="P43"><text:tab/><text:tab/><text:tab/><text:tab/>z = acquisisci_naturale("terzo",</text:p>
      <text:p text:style-name="P43"><text:tab/><text:tab/><text:tab/><text:tab/><text:tab/><text:tab/><text:tab/><text:tab/>FRASE2);</text:p>
      <text:p text:style-name="P43"><text:tab/><text:tab/><text:tab/><text:tab/>printf("\n");</text:p>
      <text:p text:style-name="P43"/>
      <text:p text:style-name="P43"><text:tab/><text:tab/><text:tab/><text:tab/>beal(a,x,b,y,c,z);</text:p>
      <text:p text:style-name="P43"/>
      <text:p text:style-name="P43"><text:tab/><text:tab/><text:tab/><text:tab/>printf("\n\n");</text:p>
      <text:p text:style-name="P43"><text:tab/><text:tab/><text:tab/><text:tab/>break;</text:p>
      <text:p text:style-name="P43"/>
      <text:p text:style-name="P43"><text:tab/><text:tab/><text:tab/>/* verifica congettura di Collatz */</text:p>
      <text:p text:style-name="P43"><text:tab/><text:tab/><text:tab/>case congett_collatz:</text:p>
      <text:p text:style-name="P43"><text:tab/><text:tab/><text:tab/><text:tab/>printf("\nCONGETTURA DI COLLATZ\n");</text:p>
      <text:p text:style-name="P43"/>
      <text:p text:style-name="P43"><text:tab/><text:tab/><text:tab/><text:tab/>a = acquisisci_naturale("",</text:p>
      <text:p text:style-name="P43"><text:tab/><text:tab/><text:tab/><text:tab/><text:tab/><text:tab/><text:tab/><text:tab/>FRASE1);</text:p>
      <text:p text:style-name="P43"><text:s text:c="16"/><text:tab/><text:tab/>printf("\n");</text:p>
      <text:p text:style-name="P43"><text:s text:c="16"/></text:p>
      <text:p text:style-name="P43"><text:tab/><text:tab/><text:tab/><text:tab/>if (a == 1)</text:p>
      <text:p text:style-name="P43"><text:tab/><text:tab/><text:tab/><text:tab/>{</text:p>
      <text:p text:style-name="P43"><text:tab/><text:tab/><text:tab/><text:tab/><text:tab/>printf("%d ",</text:p>
      <text:p text:style-name="P43"><text:tab/><text:tab/><text:tab/><text:tab/><text:tab/> <text:s text:c="6"/>a);</text:p>
      <text:p text:style-name="P43"><text:tab/><text:tab/><text:tab/><text:tab/><text:tab/>collatz(3 * a + 1);</text:p>
      <text:p text:style-name="P43"><text:tab/><text:tab/><text:tab/><text:tab/>}</text:p>
      <text:p text:style-name="P43"><text:tab/><text:tab/><text:tab/><text:tab/>else</text:p>
      <text:p text:style-name="P43"><text:tab/><text:tab/><text:tab/><text:tab/><text:tab/>collatz(a);</text:p>
      <text:p text:style-name="P43"/>
      <text:p text:style-name="P43"><text:tab/><text:tab/><text:tab/><text:tab/>printf("\n\n");</text:p>
      <text:p text:style-name="P43"><text:tab/><text:tab/><text:tab/><text:tab/>break;</text:p>
      <text:p text:style-name="P43"/>
      <text:p text:style-name="P43"><text:tab/><text:tab/><text:tab/>/* verifica congettura di Cramer */</text:p>
      <text:p text:style-name="P43"><text:tab/><text:tab/><text:tab/>case congett_cramer:</text:p>
      <text:p text:style-name="P43"><text:tab/><text:tab/><text:tab/><text:tab/>printf("\nCONGETTURA DI CRAMER\n");</text:p>
      <text:p text:style-name="P43"><text:soft-page-break/></text:p>
      <text:p text:style-name="P43"><text:tab/><text:tab/><text:tab/><text:tab/>a = acquisisci_naturale("primo",</text:p>
      <text:p text:style-name="P43"><text:tab/><text:tab/><text:tab/><text:tab/><text:tab/> <text:s text:c="7"/><text:tab/><text:tab/>FRASE3);</text:p>
      <text:p text:style-name="P43"><text:tab/><text:tab/><text:tab/><text:tab/>b = acquisisci_naturale("secondo",</text:p>
      <text:p text:style-name="P43"><text:tab/><text:tab/><text:tab/><text:tab/><text:tab/><text:tab/><text:tab/><text:tab/>FRASE3);</text:p>
      <text:p text:style-name="P43"><text:tab/><text:tab/><text:tab/> <text:s text:c="3"/><text:tab/>printf("\n");</text:p>
      <text:p text:style-name="P43"/>
      <text:p text:style-name="P43"><text:tab/><text:tab/> <text:s text:c="10"/><text:tab/>cramer(a,b);</text:p>
      <text:p text:style-name="P43"/>
      <text:p text:style-name="P43"><text:s text:c="16"/><text:tab/><text:tab/>printf("\n\n");</text:p>
      <text:p text:style-name="P43"><text:tab/><text:tab/><text:tab/><text:tab/>break;</text:p>
      <text:p text:style-name="P43"/>
      <text:p text:style-name="P43"><text:tab/><text:tab/><text:tab/>default:</text:p>
      <text:p text:style-name="P43"><text:tab/><text:tab/><text:tab/><text:tab/>break;</text:p>
      <text:p text:style-name="P43"><text:tab/><text:tab/>}</text:p>
      <text:p text:style-name="P43"/>
      <text:p text:style-name="P43"><text:tab/><text:tab/>/* scelta dell'utente se vuole continuare a testare le congetture o <text:tab/><text:tab/>uscire dal programma */</text:p>
      <text:p text:style-name="P43"><text:tab/><text:tab/>cong = uscita_programma();</text:p>
      <text:p text:style-name="P43"/>
      <text:p text:style-name="P43"><text:tab/><text:tab/>printf("\n");</text:p>
      <text:p text:style-name="P43"><text:tab/>}</text:p>
      <text:p text:style-name="P43"><text:tab/>while (cong != uscita);</text:p>
      <text:p text:style-name="P43"/>
      <text:p text:style-name="P43"><text:tab/>return(0);</text:p>
      <text:p text:style-name="P43">}</text:p>
      <text:p text:style-name="P43"/>
      <text:p text:style-name="P43">/* definizione della funzione per acquisire un numero naturale */</text:p>
      <text:p text:style-name="P43">int acquisisci_naturale(char *messaggio,<text:tab/>/* input: messaggio specifico */</text:p>
      <text:p text:style-name="P43"><text:tab/><text:tab/><text:tab/><text:tab/>int frase)<text:tab/><text:tab/>/* input: frase specifica */</text:p>
      <text:p text:style-name="P43">{</text:p>
      <text:p text:style-name="P43"><text:tab/>/* dichiarazione delle variabili locali alla funzione */</text:p>
      <text:p text:style-name="P43"><text:tab/>int n;<text:tab/><text:tab/><text:tab/><text:tab/>/* output: numero naturale da acquisire */</text:p>
      <text:p text:style-name="P43"><text:tab/>int esito_lettura,<text:tab/><text:tab/>/* lavoro: esito della scanf */</text:p>
      <text:p text:style-name="P43"><text:tab/> <text:s text:c="3"/>acquisizione_errata;<text:tab/>/* lavoro: esito complessivo <text:s/><text:tab/> <text:tab/> <text:s/><text:tab/><text:tab/><text:tab/><text:tab/><text:tab/><text:tab/>dell'acquisizione */</text:p>
      <text:p text:style-name="P43"/>
      <text:p text:style-name="P43"><text:tab/>/* leggere e validare il numero naturale */</text:p>
      <text:p text:style-name="P43"><text:tab/>do</text:p>
      <text:p text:style-name="P43"><text:tab/>{</text:p>
      <text:p text:style-name="P43"><text:tab/><text:tab/>/* acquisire il numero naturale n &gt; 0 utilizzato per la congettura <text:tab/><text:tab/>di Beal e Collatz */</text:p>
      <text:p text:style-name="P43"><text:tab/><text:tab/>if (frase == FRASE1)</text:p>
      <text:p text:style-name="P43"><text:tab/><text:tab/>{</text:p>
      <text:p text:style-name="P43"><text:tab/><text:tab/><text:tab/>printf("Digita il %s numero (naturale &gt;0): <text:s/>",</text:p>
      <text:p text:style-name="P43"><text:tab/><text:tab/><text:tab/> <text:s text:c="6"/>messaggio);</text:p>
      <text:p text:style-name="P43"><text:tab/><text:tab/><text:tab/>esito_lettura = scanf("%d",</text:p>
      <text:p text:style-name="P43"><text:tab/><text:tab/><text:tab/><text:tab/> <text:s text:c="5"/><text:tab/> <text:s text:c="3"/>&amp;n);</text:p>
      <text:p text:style-name="P43"><text:tab/><text:tab/><text:tab/>acquisizione_errata = esito_lettura != 1 || n &lt; 1;</text:p>
      <text:p text:style-name="P43"><text:tab/><text:tab/>}</text:p>
      <text:p text:style-name="P43"/>
      <text:p text:style-name="P43"><text:tab/><text:tab/>/* acquisire il numero naturale n &gt;= 3 (esponente) utilizzato per la <text:tab/><text:tab/>congettura di Beal */</text:p>
      <text:p text:style-name="P43"><text:tab/><text:tab/>else if (frase == FRASE2)</text:p>
      <text:p text:style-name="P43"><text:soft-page-break/><text:tab/><text:tab/>{</text:p>
      <text:p text:style-name="P43"><text:tab/><text:tab/><text:tab/>printf("Digita l'esponente (naturale &gt;=3) del %s numero: <text:s/>",</text:p>
      <text:p text:style-name="P43"><text:tab/><text:tab/><text:tab/> <text:s text:c="6"/>messaggio);</text:p>
      <text:p text:style-name="P43"><text:tab/><text:tab/><text:tab/>esito_lettura = scanf("%d",</text:p>
      <text:p text:style-name="P43"><text:tab/><text:tab/><text:tab/><text:tab/><text:tab/> <text:s text:c="9"/>&amp;n);</text:p>
      <text:p text:style-name="P43"><text:tab/><text:tab/><text:tab/>acquisizione_errata = esito_lettura != 1 || n &lt; 3;</text:p>
      <text:p text:style-name="P43"><text:tab/><text:tab/>}</text:p>
      <text:p text:style-name="P43"/>
      <text:p text:style-name="P43"><text:tab/><text:tab/></text:p>
      <text:p text:style-name="P43"><text:s text:c="12"/>/* acquisire il numero naturale n &gt;= 11 utilizzato per la congettura <text:s text:c="2"/><text:tab/><text:tab/>di Cramer */</text:p>
      <text:p text:style-name="P43"><text:s text:c="8"/><text:tab/>else if (frase == FRASE3)</text:p>
      <text:p text:style-name="P43"><text:tab/><text:tab/>{</text:p>
      <text:p text:style-name="P43"><text:tab/><text:tab/><text:tab/>printf("Digita il %s numero naturale (&gt;=11): <text:s/>",</text:p>
      <text:p text:style-name="P43"><text:tab/><text:tab/><text:tab/> <text:s text:c="6"/>messaggio);</text:p>
      <text:p text:style-name="P43"><text:tab/><text:tab/><text:tab/>esito_lettura = scanf("%d",</text:p>
      <text:p text:style-name="P43"><text:tab/><text:tab/><text:tab/><text:tab/><text:tab/> <text:s text:c="9"/>&amp;n);</text:p>
      <text:p text:style-name="P43"><text:tab/><text:tab/><text:tab/>acquisizione_errata = esito_lettura != 1 || n &lt; 11;</text:p>
      <text:p text:style-name="P43"><text:tab/><text:tab/>}</text:p>
      <text:p text:style-name="P43"/>
      <text:p text:style-name="P43"><text:tab/><text:tab/>if (acquisizione_errata)</text:p>
      <text:p text:style-name="P43"><text:tab/><text:tab/><text:tab/>printf("Valore non accettabile!\n");</text:p>
      <text:p text:style-name="P43"><text:tab/><text:tab/>while (getchar() != '\n');</text:p>
      <text:p text:style-name="P43"><text:tab/>}</text:p>
      <text:p text:style-name="P43"><text:tab/>while (acquisizione_errata);</text:p>
      <text:p text:style-name="P43"><text:tab/>return(n);</text:p>
      <text:p text:style-name="P43">}</text:p>
      <text:p text:style-name="P43"/>
      <text:p text:style-name="P43">/* definizione della funzione per leggere la congettura da verificare */</text:p>
      <text:p text:style-name="P43">int leggi_congettura(void)</text:p>
      <text:p text:style-name="P43">{</text:p>
      <text:p text:style-name="P43"><text:tab/>/* dichiarzione delle variabili locali alla funzione */</text:p>
      <text:p text:style-name="P43"><text:tab/>int congettura_acquisita;<text:tab/>/* output: congettura da verificare */</text:p>
      <text:p text:style-name="P43"><text:tab/>int esito_lettura,<text:tab/><text:tab/>/* lavoro: esito della scanf */</text:p>
      <text:p text:style-name="P43"><text:tab/> <text:s text:c="3"/>acquisizione_errata;<text:tab/>/* lavoro: esito complessivo <text:tab/><text:tab/><text:tab/><text:tab/><text:tab/><text:tab/><text:tab/><text:tab/><text:tab/>dell'acquisizione */</text:p>
      <text:p text:style-name="P43"/>
      <text:p text:style-name="P43"><text:tab/>/* stampare le possibili congetture da verificare */</text:p>
      <text:p text:style-name="P43"><text:tab/>printf("Congetture disponibili:\n");</text:p>
      <text:p text:style-name="P43"><text:tab/>printf("1 Congettura di Beal\n");</text:p>
      <text:p text:style-name="P43"><text:tab/>printf("2 Congettura di Collatz\n");</text:p>
      <text:p text:style-name="P43"><text:tab/>printf("3 Congettura di Cramer\n");</text:p>
      <text:p text:style-name="P43"/>
      <text:p text:style-name="P43"><text:tab/>/* leggere e validare la congettura acquisita */</text:p>
      <text:p text:style-name="P43"><text:tab/>do</text:p>
      <text:p text:style-name="P43"><text:tab/>{</text:p>
      <text:p text:style-name="P43"><text:tab/><text:tab/>printf("Digita la congettura da verificare (%d-%d): <text:s/>",</text:p>
      <text:p text:style-name="P43"><text:tab/> <text:s text:c="6"/><text:tab/> congett_beal,</text:p>
      <text:p text:style-name="P43"><text:tab/> <text:s text:c="6"/><text:tab/> congett_cramer);</text:p>
      <text:p text:style-name="P43"><text:tab/><text:tab/>esito_lettura = scanf("%d",</text:p>
      <text:p text:style-name="P43"><text:tab/><text:tab/><text:tab/> <text:s text:c="15"/>&amp;congettura_acquisita);</text:p>
      <text:p text:style-name="P43"><text:tab/><text:tab/>acquisizione_errata = esito_lettura != 1 || </text:p>
      <text:p text:style-name="P43"><text:s text:c="34"/>congettura_acquisita &lt; congett_beal || <text:s text:c="9"/><text:tab/><text:tab/><text:tab/><text:tab/><text:tab/> <text:s text:c="3"/>congettura_acquisita &gt; congett_cramer;</text:p>
      <text:p text:style-name="P43"><text:soft-page-break/><text:tab/><text:tab/>if (acquisizione_errata)</text:p>
      <text:p text:style-name="P43"><text:tab/><text:tab/><text:tab/>printf("Valore non accettabile!\n");</text:p>
      <text:p text:style-name="P43"><text:tab/><text:tab/>while (getchar() != '\n');</text:p>
      <text:p text:style-name="P43"><text:tab/>}</text:p>
      <text:p text:style-name="P43"><text:tab/>while (acquisizione_errata);</text:p>
      <text:p text:style-name="P43"><text:tab/>return(congettura_acquisita);</text:p>
      <text:p text:style-name="P43">}</text:p>
      <text:p text:style-name="P43"/>
      <text:p text:style-name="P43">/* definizione della funzione per verificare la congettura di Beal */</text:p>
      <text:p text:style-name="P43">void beal(int a,<text:tab/>/* input: prima base dell'equazione */</text:p>
      <text:p text:style-name="P43"><text:tab/> <text:s text:c="3"/>int x, <text:tab/>/* input: esponente della prima base dell'equazione */</text:p>
      <text:p text:style-name="P43"><text:tab/> <text:s text:c="3"/>int b, <text:tab/>/* input: seconda base dell'equazione */</text:p>
      <text:p text:style-name="P43"><text:tab/> <text:s text:c="3"/>int y, <text:tab/>/* input: esponente della seconda base dell'equazione */</text:p>
      <text:p text:style-name="P43"><text:tab/> <text:s text:c="3"/>int c, <text:tab/>/* input: terza base dell'equazione */</text:p>
      <text:p text:style-name="P43"><text:tab/> <text:s text:c="3"/>int z)<text:tab/>/* input: esponente della terza base dell'equazione */</text:p>
      <text:p text:style-name="P43"/>
      <text:p text:style-name="P43">{</text:p>
      <text:p text:style-name="P43"><text:tab/></text:p>
      <text:p text:style-name="P43"/>
      <text:p text:style-name="P43"><text:tab/>/* dichiarazione delle variabili locali alla funzione */</text:p>
      <text:p text:style-name="P43"><text:tab/>int fatt_primo;<text:tab/>/* output: fattore primo in comune tra le basi <text:s text:c="20"/><text:tab/><text:tab/><text:tab/><text:tab/> <text:s text:c="2"/>dell'equazione */</text:p>
      <text:p text:style-name="P43"><text:s text:c="4"/><text:tab/>int min;<text:tab/><text:tab/>/* lavoro: valore minimo tra le basi dell'equazione */</text:p>
      <text:p text:style-name="P43"><text:tab/>int i;<text:tab/><text:tab/>/* lavoro: indice di scorrimento */</text:p>
      <text:p text:style-name="P43"><text:tab/></text:p>
      <text:p text:style-name="P43"><text:tab/>/* verifica valore minimo tra le basi dell'equazione */</text:p>
      <text:p text:style-name="P43"><text:tab/>min = a;</text:p>
      <text:p text:style-name="P43"><text:tab/>if (b &lt; min)</text:p>
      <text:p text:style-name="P43"><text:s text:c="8"/><text:tab/>min = b;</text:p>
      <text:p text:style-name="P43"><text:s text:c="4"/><text:tab/>if (c &lt; min)</text:p>
      <text:p text:style-name="P43"><text:s text:c="8"/><text:tab/>min = c;</text:p>
      <text:p text:style-name="P43"/>
      <text:p text:style-name="P43"><text:tab/>fatt_primo = 0;</text:p>
      <text:p text:style-name="P43"><text:tab/>i = 2;</text:p>
      <text:p text:style-name="P43"><text:tab/></text:p>
      <text:p text:style-name="P43"><text:tab/>/* verifica esistenza di fattori primi in comune tra le basi <text:tab/>dell'equazione */</text:p>
      <text:p text:style-name="P43"><text:s text:c="8"/>while (i &lt;= min &amp;&amp; fatt_primo == 0)</text:p>
      <text:p text:style-name="P43"><text:s text:c="4"/><text:tab/>{<text:tab/></text:p>
      <text:p text:style-name="P43"><text:tab/><text:tab/>if (primo(i) == 0 &amp;&amp; a % i == 0 &amp;&amp; b % i == 0 &amp;&amp; c % i == 0)</text:p>
      <text:p text:style-name="P43"><text:tab/><text:tab/><text:tab/>fatt_primo = i;</text:p>
      <text:p text:style-name="P43"><text:tab/><text:tab/>if (i == 2)</text:p>
      <text:p text:style-name="P43"><text:tab/><text:tab/><text:tab/>++i;</text:p>
      <text:p text:style-name="P43"><text:tab/><text:tab/>else</text:p>
      <text:p text:style-name="P43"><text:tab/><text:tab/><text:tab/>i+=2;</text:p>
      <text:p text:style-name="P43"><text:tab/>}</text:p>
      <text:p text:style-name="P43"><text:tab/><text:tab/></text:p>
      <text:p text:style-name="P43"><text:tab/>/* verifica della congettura e stampa dell'esito */</text:p>
      <text:p text:style-name="P43"><text:tab/>if (pow(a,x) + pow(b,y) == pow(c,z) &amp;&amp; fatt_primo != 0)</text:p>
      <text:p text:style-name="P43"><text:tab/>{</text:p>
      <text:p text:style-name="P43"><text:tab/><text:tab/>printf("Congettura di Beal verificata!");</text:p>
      <text:p text:style-name="P43"><text:tab/><text:tab/>printf("\nL'equazione (a^x + b^y = c^z) vale.\n");</text:p>
      <text:p text:style-name="P43"><text:tab/><text:tab/>printf("Esiste il seguente fattore primo in comune: %d",</text:p>
      <text:p text:style-name="P43"><text:tab/><text:tab/> <text:s text:c="6"/>fatt_primo);</text:p>
      <text:p text:style-name="P43"><text:soft-page-break/><text:tab/>}</text:p>
      <text:p text:style-name="P43"><text:tab/>else if (pow(a,x) + pow(b,y) != pow(c,z) &amp;&amp; fatt_primo != 0)</text:p>
      <text:p text:style-name="P43"><text:tab/>{</text:p>
      <text:p text:style-name="P43"><text:tab/><text:tab/>printf("Congettura di Beal non verificata!");</text:p>
      <text:p text:style-name="P43"><text:tab/><text:tab/>printf("\nL'equazione (a^x + b^y = c^z) non vale.\n");</text:p>
      <text:p text:style-name="P43"><text:tab/><text:tab/>printf("Esiste il seguente fattore primo in comune: %d",</text:p>
      <text:p text:style-name="P43"><text:tab/><text:tab/> <text:s text:c="6"/>fatt_primo);</text:p>
      <text:p text:style-name="P43"><text:tab/>}</text:p>
      <text:p text:style-name="P43"><text:tab/>else if (pow(a,x) + pow(b,y) != pow(c,z) &amp;&amp; fatt_primo == 0)</text:p>
      <text:p text:style-name="P43"><text:tab/>{</text:p>
      <text:p text:style-name="P43"><text:tab/><text:tab/>printf("Congettura di Beal non verificata!");</text:p>
      <text:p text:style-name="P43"><text:tab/><text:tab/>printf("\nL'equazione (a^x + b^y = c^z) non vale.\n");</text:p>
      <text:p text:style-name="P43"><text:tab/><text:tab/>printf("Non esiste alcun fattore primo in comune!");</text:p>
      <text:p text:style-name="P43"><text:tab/>}</text:p>
      <text:p text:style-name="P43"/>
      <text:p text:style-name="P43"><text:tab/>else if (pow(a,x) + pow(b,y) == pow(c,z) &amp;&amp; fatt_primo == 0)</text:p>
      <text:p text:style-name="P43"><text:tab/>{</text:p>
      <text:p text:style-name="P43"><text:tab/><text:tab/>printf("Congettura di Beal confutata!");</text:p>
      <text:p text:style-name="P43"><text:tab/><text:tab/>printf("\nL'equazione (a^x + b^y = c^z) vale.\n");</text:p>
      <text:p text:style-name="P43"><text:tab/><text:tab/>printf("Non esiste alcun fattore primo in comune!");</text:p>
      <text:p text:style-name="P43"><text:tab/>}</text:p>
      <text:p text:style-name="P43">}</text:p>
      <text:p text:style-name="P43"/>
      <text:p text:style-name="P43"/>
      <text:p text:style-name="P43"/>
      <text:p text:style-name="P43"/>
      <text:p text:style-name="P43"/>
      <text:p text:style-name="P43"/>
      <text:p text:style-name="P43"/>
      <text:p text:style-name="P43">/* definizione della funzione per verificare se un numero e' primo */</text:p>
      <text:p text:style-name="P43">bool primo(int val)<text:tab/>/* input: valore da verificare */</text:p>
      <text:p text:style-name="P43">{</text:p>
      <text:p text:style-name="P43"><text:tab/>/* dichiarazione delle variabili locali alla funzione */</text:p>
      <text:p text:style-name="P43"><text:tab/>int <text:s/>i; <text:s text:c="8"/><text:tab/>/* lavoro: indice di scorrimento */</text:p>
      <text:p text:style-name="P43"><text:tab/>bool num_prim;<text:tab/>/* output: restituisce 0 se il valore e' primo, 1 se il <text:tab/><text:tab/><text:tab/><text:tab/>valore non e' primo */</text:p>
      <text:p text:style-name="P43"/>
      <text:p text:style-name="P43"><text:tab/>num_prim = 0;</text:p>
      <text:p text:style-name="P43"><text:s text:c="4"/></text:p>
      <text:p text:style-name="P43"><text:tab/>/* verifica primalita' del valore */</text:p>
      <text:p text:style-name="P43"><text:tab/>if (val != 2 &amp;&amp; ((val % 2) == 0 || val &lt; 2))</text:p>
      <text:p text:style-name="P43"><text:tab/>{</text:p>
      <text:p text:style-name="P43"><text:tab/><text:tab/>num_prim = 1;</text:p>
      <text:p text:style-name="P43"><text:tab/>}</text:p>
      <text:p text:style-name="P43"><text:tab/>else </text:p>
      <text:p text:style-name="P43"><text:tab/><text:tab/>for (i = 3; </text:p>
      <text:p text:style-name="P43"><text:tab/> <text:s text:c="9"/>(i &lt;= sqrt(val));</text:p>
      <text:p text:style-name="P43"><text:tab/><text:tab/> <text:s text:c="4"/>i += 2)</text:p>
      <text:p text:style-name="P43"><text:tab/><text:tab/>{</text:p>
      <text:p text:style-name="P43"><text:tab/><text:tab/> <text:s text:c="4"/>if ((val % i) == 0)</text:p>
      <text:p text:style-name="P43"><text:tab/><text:tab/> <text:s text:c="4"/><text:tab/> <text:s text:c="4"/>num_prim = 1;</text:p>
      <text:p text:style-name="P43"><text:tab/><text:tab/>}</text:p>
      <text:p text:style-name="P43"><text:tab/>return (num_prim);</text:p>
      <text:p text:style-name="P43">}</text:p>
      <text:p text:style-name="P43"><text:soft-page-break/></text:p>
      <text:p text:style-name="P43">/* definizione della funzione per verificare se due numeri sono primi consecutivi */</text:p>
      <text:p text:style-name="P43">bool primo_consec(int val1,<text:tab/>/* input: primo valore */</text:p>
      <text:p text:style-name="P43"><text:tab/><text:tab/> <text:s text:c="5"/>int val2)<text:tab/>/* input: secondo valore */</text:p>
      <text:p text:style-name="P43">{</text:p>
      <text:p text:style-name="P43"><text:tab/>/* dichiarazione delle variabili locali alla funzione */</text:p>
      <text:p text:style-name="P43"><text:s text:c="4"/><text:tab/>bool trov_prim;<text:tab/>/* output: restituisce 0 se i valori sono primi <text:tab/><text:tab/><text:tab/><text:tab/><text:tab/>consecutivi, 1 se i valori non sono primi consecutivi */</text:p>
      <text:p text:style-name="P43"><text:tab/>trov_prim = 0;</text:p>
      <text:p text:style-name="P43"/>
      <text:p text:style-name="P43"><text:tab/>/* verifica se i valori sono primi consecutivi */</text:p>
      <text:p text:style-name="P43"><text:tab/>if (primo(val1) == 0 &amp;&amp; primo(val2) == 0 &amp;&amp; val1 &lt; val2)</text:p>
      <text:p text:style-name="P43"><text:tab/>{</text:p>
      <text:p text:style-name="P43"><text:s text:c="8"/><text:tab/>for (val2 = val2 - 1; </text:p>
      <text:p text:style-name="P43"><text:s text:c="16"/>(val2 &gt; val1); </text:p>
      <text:p text:style-name="P43"><text:s text:c="17"/>val2-- )</text:p>
      <text:p text:style-name="P43"><text:s text:c="8"/><text:tab/>{</text:p>
      <text:p text:style-name="P43"><text:s text:c="12"/><text:tab/><text:tab/>if (primo(val2) == 0)</text:p>
      <text:p text:style-name="P43"><text:tab/><text:tab/><text:tab/>{</text:p>
      <text:p text:style-name="P43"><text:s text:c="15"/><text:tab/><text:tab/><text:tab/>trov_prim = 1;</text:p>
      <text:p text:style-name="P43"><text:tab/><text:tab/><text:tab/><text:tab/><text:tab/>val1 = val2;</text:p>
      <text:p text:style-name="P43"><text:tab/><text:tab/><text:tab/>}</text:p>
      <text:p text:style-name="P43"/>
      <text:p text:style-name="P43"><text:s text:c="8"/><text:tab/>}</text:p>
      <text:p text:style-name="P43"><text:tab/>}</text:p>
      <text:p text:style-name="P43"><text:tab/>else</text:p>
      <text:p text:style-name="P43"><text:tab/><text:tab/>trov_prim = 1;</text:p>
      <text:p text:style-name="P43"/>
      <text:p text:style-name="P43"><text:tab/>return(trov_prim);</text:p>
      <text:p text:style-name="P43">}</text:p>
      <text:p text:style-name="P43"/>
      <text:p text:style-name="P43">/* definizione della funzione per verificare la congettura di Cramer */</text:p>
      <text:p text:style-name="P43">void cramer(int val1,<text:tab/>/* input: primo valore */</text:p>
      <text:p text:style-name="P43"><text:tab/> <text:s text:c="3"/><text:tab/>int val2)<text:tab/>/* input: secondo valore */</text:p>
      <text:p text:style-name="P43">{</text:p>
      <text:p text:style-name="P43"><text:tab/>/* dichiarazione delle variabili locali alla funzione */</text:p>
      <text:p text:style-name="P43"><text:tab/>int <text:s text:c="3"/>diff; <text:s text:c="7"/><text:tab/>/* output: valore assoluto della differenza tra i <text:tab/><text:tab/><text:tab/><text:tab/><text:tab/>due numeri */</text:p>
      <text:p text:style-name="P43"><text:tab/>double risult_log_esp; <text:s/>/* output: quadrato del logaritmo naturale del <text:tab/><text:tab/><text:tab/><text:tab/><text:tab/>piu' piccolo dei due numeri */</text:p>
      <text:p text:style-name="P43"/>
      <text:p text:style-name="P43"><text:tab/>/* verificare della congettura */</text:p>
      <text:p text:style-name="P43"><text:s text:c="4"/><text:tab/>if (primo_consec(val1,val2) == 0)</text:p>
      <text:p text:style-name="P43"><text:tab/>{</text:p>
      <text:p text:style-name="P43"><text:tab/><text:tab/></text:p>
      <text:p text:style-name="P43"><text:tab/><text:tab/>/* calcolo valore assoluto della differenza tra i due numeri */</text:p>
      <text:p text:style-name="P43"><text:tab/><text:tab/>diff = abs(val1 - val2);</text:p>
      <text:p text:style-name="P43"><text:tab/></text:p>
      <text:p text:style-name="P43"><text:tab/><text:tab/>/* calcolo quadrato del logaritmo naturale del piu' piccolo </text:p>
      <text:p text:style-name="P43"><text:tab/><text:tab/>dei due numeri */</text:p>
      <text:p text:style-name="P43"><text:tab/><text:tab/>risult_log_esp = pow(log(val1),2);</text:p>
      <text:p text:style-name="P43"><text:tab/><text:tab/></text:p>
      <text:p text:style-name="P43"><text:tab/><text:tab/>if (diff &lt; risult_log_esp)</text:p>
      <text:p text:style-name="P43"><text:soft-page-break/><text:s text:c="8"/><text:tab/>{</text:p>
      <text:p text:style-name="P43"><text:s text:c="12"/><text:tab/>printf("Congettura verificata!\n");</text:p>
      <text:p text:style-name="P43"><text:s text:c="16"/><text:tab/>printf("|%d - %d| &lt; (log %d)^2\n",</text:p>
      <text:p text:style-name="P43"><text:tab/><text:tab/><text:tab/> <text:s text:c="6"/>val1,</text:p>
      <text:p text:style-name="P43"><text:tab/><text:tab/><text:tab/> <text:s text:c="6"/>val2,</text:p>
      <text:p text:style-name="P43"><text:tab/><text:tab/><text:tab/> <text:s text:c="6"/>val1);</text:p>
      <text:p text:style-name="P43"><text:tab/><text:tab/><text:tab/>printf("%d &lt; %lf",</text:p>
      <text:p text:style-name="P43"><text:tab/><text:tab/><text:tab/> <text:s text:c="6"/>diff,</text:p>
      <text:p text:style-name="P43"><text:tab/><text:tab/><text:tab/> <text:s text:c="6"/>risult_log_esp);</text:p>
      <text:p text:style-name="P43"><text:tab/><text:tab/>}</text:p>
      <text:p text:style-name="P43"><text:tab/><text:tab/>else <text:s text:c="4"/></text:p>
      <text:p text:style-name="P43"><text:s text:c="12"/><text:tab/>{</text:p>
      <text:p text:style-name="P43"><text:tab/><text:tab/><text:tab/>printf("Congettura confutata!\n");</text:p>
      <text:p text:style-name="P43"><text:tab/><text:tab/><text:tab/>printf("|%d - %d| &gt; (log %d)^2\n",</text:p>
      <text:p text:style-name="P43"><text:tab/><text:tab/><text:tab/> <text:s text:c="6"/>val1,</text:p>
      <text:p text:style-name="P43"><text:tab/><text:tab/><text:tab/> <text:s text:c="6"/>val2,</text:p>
      <text:p text:style-name="P43"><text:tab/><text:tab/><text:tab/> <text:s text:c="6"/>val1);</text:p>
      <text:p text:style-name="P43"><text:tab/><text:tab/><text:tab/>printf("%d &gt; %lf",</text:p>
      <text:p text:style-name="P43"><text:tab/><text:tab/><text:tab/> <text:s text:c="6"/>diff,</text:p>
      <text:p text:style-name="P43"><text:tab/><text:tab/><text:tab/> <text:s text:c="6"/>risult_log_esp);</text:p>
      <text:p text:style-name="P43"/>
      <text:p text:style-name="P43"><text:tab/><text:tab/>}</text:p>
      <text:p text:style-name="P43"><text:s text:c="8"/>}</text:p>
      <text:p text:style-name="P43"><text:tab/>else</text:p>
      <text:p text:style-name="P43"><text:s text:c="8"/><text:tab/>printf("I valori inseriti non sono due numeri primi consecutivi\n");</text:p>
      <text:p text:style-name="P43">}</text:p>
      <text:p text:style-name="P43"/>
      <text:p text:style-name="P43">/* definizione della funzione per verificare la congettura di Collatz */</text:p>
      <text:p text:style-name="P43">void collatz(int n)<text:tab/>/* input: valore da verificare */</text:p>
      <text:p text:style-name="P43">{ </text:p>
      <text:p text:style-name="P43"><text:tab/>printf("%d ",</text:p>
      <text:p text:style-name="P43"><text:tab/> <text:s text:c="6"/>n);</text:p>
      <text:p text:style-name="P43"/>
      <text:p text:style-name="P43"><text:tab/>/* esecuzione congettura */</text:p>
      <text:p text:style-name="P43"><text:tab/>if (n &gt; 1)</text:p>
      <text:p text:style-name="P43"><text:tab/>{</text:p>
      <text:p text:style-name="P43"><text:tab/><text:tab/>if (n % 2 != 0)</text:p>
      <text:p text:style-name="P43"><text:tab/><text:tab/><text:tab/>collatz(3 * n + 1);</text:p>
      <text:p text:style-name="P43"><text:tab/><text:tab/>else</text:p>
      <text:p text:style-name="P43"><text:tab/><text:tab/><text:tab/>collatz(n / 2);</text:p>
      <text:p text:style-name="P43"><text:tab/>}</text:p>
      <text:p text:style-name="P43">}</text:p>
      <text:p text:style-name="P43"/>
      <text:p text:style-name="P43">/* definizione della funzione per uscire dal programma */</text:p>
      <text:p text:style-name="P43">char uscita_programma(void)</text:p>
      <text:p text:style-name="P43">{</text:p>
      <text:p text:style-name="P43"><text:tab/>/* dichiarazione delle variabili locali alla funzione */</text:p>
      <text:p text:style-name="P43"><text:tab/>char exit;<text:tab/><text:tab/><text:tab/>/* output: valore di uscita */</text:p>
      <text:p text:style-name="P43"><text:tab/>int esito_lettura,<text:tab/>/* lavoro: esito della scanf */</text:p>
      <text:p text:style-name="P43"><text:tab/>acquisizione_errata;<text:tab/>/* lavoro: esito complessivo <text:tab/><text:tab/><text:tab/><text:tab/><text:tab/><text:tab/><text:tab/><text:tab/><text:tab/>dell'acquisizione */</text:p>
      <text:p text:style-name="P43"/>
      <text:p text:style-name="P43"><text:tab/></text:p>
      <text:p text:style-name="P43"/>
      <text:p text:style-name="P43"><text:soft-page-break/><text:tab/>/* leggere e validare l'uscita dal programma */</text:p>
      <text:p text:style-name="P43"><text:tab/>do</text:p>
      <text:p text:style-name="P43"><text:tab/>{</text:p>
      <text:p text:style-name="P43"><text:tab/><text:tab/>printf("Vuoi uscire ? [y/n] <text:s/>");</text:p>
      <text:p text:style-name="P43"><text:tab/><text:tab/>esito_lettura = scanf("%c",</text:p>
      <text:p text:style-name="P43"><text:tab/><text:tab/> <text:s text:c="5"/><text:tab/><text:tab/> <text:s text:c="5"/>&amp;exit);</text:p>
      <text:p text:style-name="P43"><text:tab/><text:tab/>acquisizione_errata = esito_lettura != 1 || </text:p>
      <text:p text:style-name="P43"><text:tab/><text:tab/><text:tab/><text:tab/><text:tab/> <text:s text:c="3"/>(exit != 'y' &amp;&amp; exit != 'n');</text:p>
      <text:p text:style-name="P43"><text:tab/><text:tab/>if (acquisizione_errata)</text:p>
      <text:p text:style-name="P43"><text:tab/><text:tab/><text:tab/>printf("Valore non accettabile!\n");</text:p>
      <text:p text:style-name="P43"><text:tab/><text:tab/>while (getchar() != '\n');</text:p>
      <text:p text:style-name="P43"><text:tab/>}</text:p>
      <text:p text:style-name="P43"><text:tab/>while (acquisizione_errata);</text:p>
      <text:p text:style-name="P43"><text:tab/>if (exit == 'y')</text:p>
      <text:p text:style-name="P43"><text:tab/><text:tab/>exit = uscita;</text:p>
      <text:p text:style-name="P43"/>
      <text:p text:style-name="P43"><text:tab/>return(exit);</text:p>
      <text:p text:style-name="P42">}</text:p>
      <text:p text:style-name="P8"/>
      <text:list xml:id="list221431600451030" text:continue-numbering="true" text:style-name="WWNum12">
        <text:list-item>
          <text:p text:style-name="P34">Testing del Programma</text:p>
        </text:list-item>
      </text:list>
      <text:p text:style-name="Text_20_body"><text:s text:c="5"/><text:span text:style-name="T3">Esecuzione di 10 test per ogni congettura per un totale di 40 test.</text:span></text:p>
      <text:p text:style-name="P18"><text:s text:c="5"/>Congetture disponibili:</text:p>
      <text:p text:style-name="P18"><text:s text:c="5"/>1 Congettura di Beal</text:p>
      <text:p text:style-name="P18"><text:s text:c="5"/>2 Congettura di Collatz</text:p>
      <text:p text:style-name="P18"><text:s text:c="5"/>3 Congettura di Cramer</text:p>
      <text:p text:style-name="P18"><text:s text:c="5"/>Digita la congettura da verificare (1-3): <text:span text:style-name="T10">1</text:span></text:p>
      <text:p text:style-name="P18"><text:s text:c="5"/><text:span text:style-name="T8">e</text:span></text:p>
      <text:p text:style-name="P19"><text:s text:c="5"/><text:span text:style-name="T6">Vuoi uscire ? [y/n] <text:s/></text:span><text:span text:style-name="T10">n</text:span></text:p>
      <text:p text:style-name="P20"><text:span text:style-name="T6"><text:s text:c="5"/></text:span><text:span text:style-name="T8">Non le ripetiamo per una questione di leggibilità,</text:span><text:span text:style-name="T6"> </text:span><text:span text:style-name="T9">perché rimarrebbero uguali per </text:span></text:p>
      <text:p text:style-name="P29"><text:s text:c="5"/>ogni <text:s/>esecuzione difatti le scriviamo per completezza nel primo esempio. <text:s text:c="27"/></text:p>
      <text:p text:style-name="P9"><text:span text:style-name="T5">Testing Beal:</text:span></text:p>
      <text:p text:style-name="P14">N°1:<text:tab/> </text:p>
      <text:p text:style-name="P14">Congetture disponibili:</text:p>
      <text:p text:style-name="P9">1 Congettura di Beal</text:p>
      <text:p text:style-name="P9">2 Congettura di Collatz</text:p>
      <text:p text:style-name="P9">3 Congettura di Cramer</text:p>
      <text:p text:style-name="P9">Digita la congettura da verificare (1-3): <text:s/>1</text:p>
      <text:p text:style-name="P9"/>
      <text:p text:style-name="P9">CONGETTURA DI BEAL</text:p>
      <text:p text:style-name="P9">Digita il primo numero (naturale &gt;0): <text:s/>2</text:p>
      <text:p text:style-name="P9"><text:soft-page-break/>Digita l'esponente (naturale &gt;=3) del primo numero: <text:s/>3</text:p>
      <text:p text:style-name="P9">Digita il secondo numero (naturale &gt;0): <text:s/>2 </text:p>
      <text:p text:style-name="P9">Digita l'esponente (naturale &gt;=3) del secondo numero: <text:s/>3</text:p>
      <text:p text:style-name="P9">Digita il terzo numero (naturale &gt;0): <text:s/>2</text:p>
      <text:p text:style-name="P9">Digita l'esponente (naturale &gt;=3) del terzo numero: <text:s/>4</text:p>
      <text:p text:style-name="P9"/>
      <text:p text:style-name="P9">Congettura di Beal verificata!</text:p>
      <text:p text:style-name="P9">L'equazione (a^x + b^y = c^z) vale.</text:p>
      <text:p text:style-name="P9">Esiste il seguente fattore primo in comune: 2</text:p>
      <text:p text:style-name="P9">Vuoi uscire ? [y/n] <text:s/><text:span text:style-name="T8">n</text:span></text:p>
      <text:p text:style-name="P9">-------------------------------------------------------------------------------------------------------------------------</text:p>
      <text:p text:style-name="P13">N°<text:span text:style-name="T7">2</text:span>:<text:tab/></text:p>
      <text:p text:style-name="P13">CONGETTURA DI BEAL</text:p>
      <text:p text:style-name="P12">Digita il primo numero (naturale &gt;0): <text:s/>12</text:p>
      <text:p text:style-name="P12">Digita l'esponente (naturale &gt;=3) del primo numero: <text:s/>3</text:p>
      <text:p text:style-name="P12">Digita il secondo numero (naturale &gt;0): <text:s/>4</text:p>
      <text:p text:style-name="P12">Digita l'esponente (naturale &gt;=3) del secondo numero: <text:s/>23</text:p>
      <text:p text:style-name="P12">Digita il terzo numero (naturale &gt;0): <text:s/>24</text:p>
      <text:p text:style-name="P12">Digita l'esponente (naturale &gt;=3) del terzo numero: <text:s/>5</text:p>
      <text:p text:style-name="P12"/>
      <text:p text:style-name="P12">Congettura di Beal non verificata!</text:p>
      <text:p text:style-name="P12">L'equazione (a^x + b^y = c^z) non vale.</text:p>
      <text:p text:style-name="P12">Esiste il seguente fattore primo in comune: 2</text:p>
      <text:p text:style-name="P11">-------------------------------------------------------------------------------------------------------------------------</text:p>
      <text:p text:style-name="P14">N°<text:span text:style-name="T7">3</text:span>:<text:tab/></text:p>
      <text:p text:style-name="P14">CONGETTURA DI BEAL</text:p>
      <text:p text:style-name="P10">Digita il primo numero (naturale &gt;0): <text:s/>13</text:p>
      <text:p text:style-name="P10">Digita l'esponente (naturale &gt;=3) del primo numero: <text:s/>3</text:p>
      <text:p text:style-name="P10">Digita il secondo numero (naturale &gt;0): <text:s/>13</text:p>
      <text:p text:style-name="P10">Digita l'esponente (naturale &gt;=3) del secondo numero: <text:s/>3</text:p>
      <text:p text:style-name="P10">Digita il terzo numero (naturale &gt;0): <text:s/>13</text:p>
      <text:p text:style-name="P10">Digita l'esponente (naturale &gt;=3) del terzo numero: <text:s/>67</text:p>
      <text:p text:style-name="P10"/>
      <text:p text:style-name="P10"><text:soft-page-break/>Congettura di Beal non verificata!</text:p>
      <text:p text:style-name="P10">L'equazione (a^x + b^y = c^z) non vale.</text:p>
      <text:p text:style-name="P10">Esiste il seguente fattore primo in comune: 13</text:p>
      <text:p text:style-name="P11">-------------------------------------------------------------------------------------------------------------------------</text:p>
      <text:p text:style-name="P15">N°<text:span text:style-name="T7">4</text:span>:<text:tab/></text:p>
      <text:p text:style-name="P15">CONGETTURA DI BEAL</text:p>
      <text:p text:style-name="P10">Digita il primo numero (naturale &gt;0): <text:s/>513</text:p>
      <text:p text:style-name="P10">Digita l'esponente (naturale &gt;=3) del primo numero: <text:s/>3</text:p>
      <text:p text:style-name="P10">Digita il secondo numero (naturale &gt;0): <text:s/>19</text:p>
      <text:p text:style-name="P10">Digita l'esponente (naturale &gt;=3) del secondo numero: <text:s/>3</text:p>
      <text:p text:style-name="P10">Digita il terzo numero (naturale &gt;0): <text:s/>16</text:p>
      <text:p text:style-name="P10">Digita l'esponente (naturale &gt;=3) del terzo numero: <text:s/>6</text:p>
      <text:p text:style-name="P10"/>
      <text:p text:style-name="P10">Congettura di Beal non verificata!</text:p>
      <text:p text:style-name="P10">L'equazione (a^x + b^y = c^z) non vale.</text:p>
      <text:p text:style-name="P10">Non esiste alcun fattore primo in comune!</text:p>
      <text:p text:style-name="P11">-------------------------------------------------------------------------------------------------------------------------</text:p>
      <text:p text:style-name="P16">N°<text:span text:style-name="T7">5</text:span>:<text:tab/></text:p>
      <text:p text:style-name="P16">CONGETTURA DI BEAL</text:p>
      <text:p text:style-name="P10">Digita il primo numero (naturale &gt;0): <text:s/>7</text:p>
      <text:p text:style-name="P10">Digita l'esponente (naturale &gt;=3) del primo numero: <text:s/>4</text:p>
      <text:p text:style-name="P10">Digita il secondo numero (naturale &gt;0): <text:s/>21</text:p>
      <text:p text:style-name="P10">Digita l'esponente (naturale &gt;=3) del secondo numero: <text:s/>67</text:p>
      <text:p text:style-name="P10">Digita il terzo numero (naturale &gt;0): <text:s/>91</text:p>
      <text:p text:style-name="P10">Digita l'esponente (naturale &gt;=3) del terzo numero: <text:s/>5</text:p>
      <text:p text:style-name="P10"/>
      <text:p text:style-name="P10">Congettura di Beal non verificata!</text:p>
      <text:p text:style-name="P10">L'equazione (a^x + b^y = c^z) non vale.</text:p>
      <text:p text:style-name="P10">Esiste il seguente fattore primo in comune: 7</text:p>
      <text:p text:style-name="P11">-------------------------------------------------------------------------------------------------------------------------</text:p>
      <text:p text:style-name="P16">N°<text:span text:style-name="T7">6</text:span>:<text:tab/></text:p>
      <text:p text:style-name="P16">CONGETTURA DI BEAL</text:p>
      <text:p text:style-name="P10">Digita il primo numero (naturale &gt;0): <text:s/>65</text:p>
      <text:p text:style-name="P10"><text:soft-page-break/>Digita l'esponente (naturale &gt;=3) del primo numero: <text:s/>3</text:p>
      <text:p text:style-name="P10">Digita il secondo numero (naturale &gt;0): <text:s/>13</text:p>
      <text:p text:style-name="P10">Digita l'esponente (naturale &gt;=3) del secondo numero: <text:s/>6</text:p>
      <text:p text:style-name="P10">Digita il terzo numero (naturale &gt;0): <text:s/>5</text:p>
      <text:p text:style-name="P10">Digita l'esponente (naturale &gt;=3) del terzo numero: <text:s/>14</text:p>
      <text:p text:style-name="P10"/>
      <text:p text:style-name="P10">Congettura di Beal non verificata!</text:p>
      <text:p text:style-name="P10">L'equazione (a^x + b^y = c^z) non vale.</text:p>
      <text:p text:style-name="P10">Non esiste alcun fattore primo in comune!</text:p>
      <text:p text:style-name="P11">-------------------------------------------------------------------------------------------------------------------------</text:p>
      <text:p text:style-name="P17">N°<text:span text:style-name="T7">7</text:span>:<text:tab/></text:p>
      <text:p text:style-name="P17">CONGETTURA DI BEAL</text:p>
      <text:p text:style-name="P10">Digita il primo numero (naturale &gt;0): <text:s/>2486</text:p>
      <text:p text:style-name="P10">Digita l'esponente (naturale &gt;=3) del primo numero: <text:s/>3</text:p>
      <text:p text:style-name="P10">Digita il secondo numero (naturale &gt;0): <text:s/>110</text:p>
      <text:p text:style-name="P10">Digita l'esponente (naturale &gt;=3) del secondo numero: <text:s/>6</text:p>
      <text:p text:style-name="P10">Digita il terzo numero (naturale &gt;0): <text:s/>11 <text:s/></text:p>
      <text:p text:style-name="P10">Digita l'esponente (naturale &gt;=3) del terzo numero: <text:s/>45</text:p>
      <text:p text:style-name="P10"/>
      <text:p text:style-name="P10">Congettura di Beal non verificata!</text:p>
      <text:p text:style-name="P10">L'equazione (a^x + b^y = c^z) non vale.</text:p>
      <text:p text:style-name="P10">Esiste il seguente fattore primo in comune: 11</text:p>
      <text:p text:style-name="P11">-------------------------------------------------------------------------------------------------------------------------</text:p>
      <text:p text:style-name="P16"/>
      <text:p text:style-name="P16">N°<text:span text:style-name="T7">8</text:span>:<text:tab/></text:p>
      <text:p text:style-name="P16">CONGETTURA DI BEAL</text:p>
      <text:p text:style-name="P10">Digita il primo numero (naturale &gt;0): <text:s/>7</text:p>
      <text:p text:style-name="P10">Digita l'esponente (naturale &gt;=3) del primo numero: <text:s/>6</text:p>
      <text:p text:style-name="P10">Digita il secondo numero (naturale &gt;0): <text:s/>7</text:p>
      <text:p text:style-name="P10">Digita l'esponente (naturale &gt;=3) del secondo numero: <text:s/>7</text:p>
      <text:p text:style-name="P10">Digita il terzo numero (naturale &gt;0): <text:s/>98</text:p>
      <text:p text:style-name="P10">Digita l'esponente (naturale &gt;=3) del terzo numero: <text:s/>3</text:p>
      <text:p text:style-name="P10"/>
      <text:p text:style-name="P10"><text:soft-page-break/>Congettura di Beal verificata!</text:p>
      <text:p text:style-name="P10">L'equazione (a^x + b^y = c^z) vale.</text:p>
      <text:p text:style-name="P10">Esiste il seguente fattore primo in comune: 7</text:p>
      <text:p text:style-name="P11">-------------------------------------------------------------------------------------------------------------------------</text:p>
      <text:p text:style-name="P16">N°<text:span text:style-name="T7">9</text:span>:<text:tab/></text:p>
      <text:p text:style-name="P16">CONGETTURA DI BEAL</text:p>
      <text:p text:style-name="P10">Digita il primo numero (naturale &gt;0): <text:s/>df</text:p>
      <text:p text:style-name="P10">Valore non accettabile!</text:p>
      <text:p text:style-name="P10">Digita il primo numero (naturale &gt;0): <text:s/>-90</text:p>
      <text:p text:style-name="P10">Valore non accettabile!</text:p>
      <text:p text:style-name="P10">Digita il primo numero (naturale &gt;0): <text:s/>&lt;&lt;</text:p>
      <text:p text:style-name="P10">Valore non accettabile!</text:p>
      <text:p text:style-name="P10">Digita il primo numero (naturale &gt;0): <text:s/>12</text:p>
      <text:p text:style-name="P10">Digita l'esponente (naturale &gt;=3) del primo numero: <text:s/>1</text:p>
      <text:p text:style-name="P10">Valore non accettabile!</text:p>
      <text:p text:style-name="P10">Digita l'esponente (naturale &gt;=3) del primo numero: <text:s/>2</text:p>
      <text:p text:style-name="P10">Valore non accettabile!</text:p>
      <text:p text:style-name="P10">Digita l'esponente (naturale &gt;=3) del primo numero: <text:s/>-56</text:p>
      <text:p text:style-name="P10">Valore non accettabile!</text:p>
      <text:p text:style-name="P10">Digita l'esponente (naturale &gt;=3) del primo numero: <text:s/>abv</text:p>
      <text:p text:style-name="P10">Valore non accettabile!</text:p>
      <text:p text:style-name="P10">Digita l'esponente (naturale &gt;=3) del primo numero: <text:s/>3</text:p>
      <text:p text:style-name="P10">Digita il secondo numero (naturale &gt;0): <text:s/>16</text:p>
      <text:p text:style-name="P10">Digita l'esponente (naturale &gt;=3) del secondo numero: <text:s/>44</text:p>
      <text:p text:style-name="P10">Digita il terzo numero (naturale &gt;0): <text:s/>23</text:p>
      <text:p text:style-name="P10">Digita l'esponente (naturale &gt;=3) del terzo numero: <text:s/>12</text:p>
      <text:p text:style-name="P10"/>
      <text:p text:style-name="P10">Congettura di Beal non verificata!</text:p>
      <text:p text:style-name="P10">L'equazione (a^x + b^y = c^z) non vale.</text:p>
      <text:p text:style-name="P10">Non esiste alcun fattore primo in comune!</text:p>
      <text:p text:style-name="P11">-------------------------------------------------------------------------------------------------------------------------</text:p>
      <text:p text:style-name="P16">N°<text:span text:style-name="T7">10</text:span>:<text:tab/></text:p>
      <text:p text:style-name="P16">CONGETTURA DI BEAL</text:p>
      <text:p text:style-name="P10"><text:soft-page-break/>Digita il primo numero (naturale &gt;0): <text:s/>0 </text:p>
      <text:p text:style-name="P10">Valore non accettabile!</text:p>
      <text:p text:style-name="P10">Digita il primo numero (naturale &gt;0): <text:s/>-1</text:p>
      <text:p text:style-name="P10">Valore non accettabile!</text:p>
      <text:p text:style-name="P10">Digita il primo numero (naturale &gt;0): <text:s/>rr</text:p>
      <text:p text:style-name="P10">Valore non accettabile!</text:p>
      <text:p text:style-name="P10">Digita il primo numero (naturale &gt;0): <text:s/>^[[A</text:p>
      <text:p text:style-name="P10">Valore non accettabile!</text:p>
      <text:p text:style-name="P10">Digita il primo numero (naturale &gt;0): <text:s/>43</text:p>
      <text:p text:style-name="P10">Digita l'esponente (naturale &gt;=3) del primo numero: <text:s/>23</text:p>
      <text:p text:style-name="P10">Digita il secondo numero (naturale &gt;0): <text:s/>42</text:p>
      <text:p text:style-name="P10">Digita l'esponente (naturale &gt;=3) del secondo numero: <text:s/>34</text:p>
      <text:p text:style-name="P10">Digita il terzo numero (naturale &gt;0): <text:s/>55</text:p>
      <text:p text:style-name="P10">Digita l'esponente (naturale &gt;=3) del terzo numero: <text:s/>ww</text:p>
      <text:p text:style-name="P10">Valore non accettabile!</text:p>
      <text:p text:style-name="P10">Digita l'esponente (naturale &gt;=3) del terzo numero: <text:s/>12</text:p>
      <text:p text:style-name="P10"/>
      <text:p text:style-name="P10">Congettura di Beal non verificata!</text:p>
      <text:p text:style-name="P10">L'equazione (a^x + b^y = c^z) non vale.</text:p>
      <text:p text:style-name="P10">Non esiste alcun fattore primo in comune!</text:p>
      <text:p text:style-name="P14">Vuoi uscire ? [y/n] <text:s/><text:span text:style-name="T10">y</text:span></text:p>
      <text:p text:style-name="P17">-------------------------------------------------------------------------------------------------------------------------</text:p>
      <text:p text:style-name="P21"/>
      <text:p text:style-name="P21">Testing <text:span text:style-name="T11">Collatz</text:span>:</text:p>
      <text:p text:style-name="P23">N°1:</text:p>
      <text:p text:style-name="P23">Congetture disponibili:</text:p>
      <text:p text:style-name="P23">1 Congettura di Beal</text:p>
      <text:p text:style-name="P23">2 Congettura di Collatz</text:p>
      <text:p text:style-name="P23">3 Congettura di Cramer</text:p>
      <text:p text:style-name="P23">Digita la congettura da verificare (1-3): <text:s/>2</text:p>
      <text:p text:style-name="P23"/>
      <text:p text:style-name="P23">CONGETTURA DI COLLATZ</text:p>
      <text:p text:style-name="P23">Digita il <text:s/>numero (naturale &gt;0): <text:s/>1</text:p>
      <text:p text:style-name="P23"><text:soft-page-break/></text:p>
      <text:p text:style-name="P23">1 4 2 1 </text:p>
      <text:p text:style-name="P23"/>
      <text:p text:style-name="P23">Vuoi uscire ? [y/n] <text:s/>n</text:p>
      <text:p text:style-name="P23">-------------------------------------------------------------------------------------------------------------------------</text:p>
      <text:p text:style-name="P23">N°<text:span text:style-name="T11">2</text:span>:</text:p>
      <text:p text:style-name="P23">CONGETTURA DI COLLATZ</text:p>
      <text:p text:style-name="P23">Digita il <text:s/>numero (naturale &gt;0): <text:s/>44</text:p>
      <text:p text:style-name="P23"/>
      <text:p text:style-name="P23">44 22 11 34 17 52 26 13 40 20 10 5 16 8 4 2 1 <text:s/></text:p>
      <text:p text:style-name="P23">-------------------------------------------------------------------------------------------------------------------------</text:p>
      <text:p text:style-name="P23">N°<text:span text:style-name="T11">3</text:span>:</text:p>
      <text:p text:style-name="P23">CONGETTURA DI COLLATZ</text:p>
      <text:p text:style-name="P23">Digita il <text:s/>numero (naturale &gt;0): <text:s/>3843</text:p>
      <text:p text:style-name="P23"/>
      <text:p text:style-name="P23">3843 11530 5765 17296 8648 4324 2162 1081 3244 1622 811 2434 1217 3652 1826 913 2740 1370 685 2056 1028 514 257 772 386 193 580 290 145 436 218 109 328 164 82 41 124 62 31 94 47 142 71 214 107 322 161 484 242 121 364 182 91 274 137 412 206 103 310 155 466 233 700 350 175 526 263 790 395 1186 593 1780 890 445 1336 668 334 167 502 251 754 377 1132 566 283 850 425 1276 638 319 958 479 1438 719 2158 1079 3238 1619 4858 2429 7288 3644 1822 911 2734 1367 4102 2051 6154 3077 9232 4616 2308 1154 577 1732 866 433 1300 650 325 976 488 244 122 61 184 92 46 23 70 35 106 53 160 80 40 20 10 5 16 8 4 2 1 <text:s/></text:p>
      <text:p text:style-name="P23">-------------------------------------------------------------------------------------------------------------------------</text:p>
      <text:p text:style-name="P23"/>
      <text:p text:style-name="P23">N°<text:span text:style-name="T11">4</text:span>:</text:p>
      <text:p text:style-name="P23">CONGETTURA DI COLLATZ</text:p>
      <text:p text:style-name="P23">Digita il <text:s/>numero (naturale &gt;0): <text:s/>27</text:p>
      <text:p text:style-name="P23"/>
      <text:p text:style-name="P23">27 82 41 124 62 31 94 47 142 71 214 107 322 161 484 242 121 364 182 91 274 137 412 206 103 310 155 466 233 700 350 175 526 263 790 395 1186 593 1780 890 445 1336 668 334 167 502 251 754 377 1132 566 283 850 425 1276 638 319 958 479 1438 719 2158 1079 3238 1619 4858 2429 7288 3644 1822 911 2734 1367 4102 2051 6154 3077 9232 4616 2308 1154 577 1732 866 433 1300 650 325 976 488 244 122 61 184 92 46 23 70 35 106 53 160 80 40 20 10 5 16 8 4 2 1 <text:s text:c="2"/></text:p>
      <text:p text:style-name="P23">-------------------------------------------------------------------------------------------------------------------------</text:p>
      <text:p text:style-name="P23">N°<text:span text:style-name="T11">5</text:span>:</text:p>
      <text:p text:style-name="P23"><text:soft-page-break/>CONGETTURA DI COLLATZ</text:p>
      <text:p text:style-name="P23">Digita il <text:s/>numero (naturale &gt;0): <text:s/>34</text:p>
      <text:p text:style-name="P23"/>
      <text:p text:style-name="P23">34 17 52 26 13 40 20 10 5 16 8 4 2 1 <text:s text:c="2"/></text:p>
      <text:p text:style-name="P23">-------------------------------------------------------------------------------------------------------------------------</text:p>
      <text:p text:style-name="P23">N°<text:span text:style-name="T11">6</text:span>:</text:p>
      <text:p text:style-name="P24">CONGETTURA DI COLLATZ</text:p>
      <text:p text:style-name="P24">Digita il <text:s/>numero (naturale &gt;0): <text:s/>123</text:p>
      <text:p text:style-name="P24"/>
      <text:p text:style-name="P24">123 370 185 556 278 139 418 209 628 314 157 472 236 118 59 178 89 268 134 67 202 101 304 152 76 38 19 58 29 88 44 22 11 34 17 52 26 13 40 20 10 5 16 8 4 2 1 <text:s text:c="2"/></text:p>
      <text:p text:style-name="P23">-------------------------------------------------------------------------------------------------------------------------</text:p>
      <text:p text:style-name="P24">N°<text:span text:style-name="T12">7</text:span>:</text:p>
      <text:p text:style-name="P24">CONGETTURA DI COLLATZ</text:p>
      <text:p text:style-name="P24">Digita il <text:s/>numero (naturale &gt;0): <text:s/>123</text:p>
      <text:p text:style-name="P24"/>
      <text:p text:style-name="P24">123 370 185 556 278 139 418 209 628 314 157 472 236 118 59 178 89 268 134 67 202 101 304 152 76 38 19 58 29 88 44 22 11 34 17 52 26 13 40 20 10 5 16 8 4 2 1 <text:s text:c="2"/></text:p>
      <text:p text:style-name="P24">-------------------------------------------------------------------------------------------------------------------------</text:p>
      <text:p text:style-name="P24">N°<text:span text:style-name="T12">8</text:span>:</text:p>
      <text:p text:style-name="P24">CONGETTURA DI COLLATZ</text:p>
      <text:p text:style-name="P24">Digita il <text:s/>numero (naturale &gt;0): <text:s/>aa</text:p>
      <text:p text:style-name="P24">Valore non accettabile!</text:p>
      <text:p text:style-name="P24">Digita il <text:s/>numero (naturale &gt;0): <text:s/>dd</text:p>
      <text:p text:style-name="P24">Valore non accettabile!</text:p>
      <text:p text:style-name="P24">Digita il <text:s/>numero (naturale &gt;0): <text:s/>-68</text:p>
      <text:p text:style-name="P24">Valore non accettabile!</text:p>
      <text:p text:style-name="P24">Digita il <text:s/>numero (naturale &gt;0): <text:s/>37</text:p>
      <text:p text:style-name="P24"/>
      <text:p text:style-name="P24">37 112 56 28 14 7 22 11 34 17 52 26 13 40 20 10 5 16 8 4 2 1 </text:p>
      <text:p text:style-name="P24">-------------------------------------------------------------------------------------------------------------------------</text:p>
      <text:p text:style-name="P24">N°<text:span text:style-name="T12">9</text:span>:</text:p>
      <text:p text:style-name="P24">CONGETTURA DI COLLATZ</text:p>
      <text:p text:style-name="P24"><text:soft-page-break/>Digita il <text:s/>numero (naturale &gt;0): <text:s/>ge</text:p>
      <text:p text:style-name="P24">Valore non accettabile!</text:p>
      <text:p text:style-name="P24">Digita il <text:s/>numero (naturale &gt;0): <text:s/>54</text:p>
      <text:p text:style-name="P24"/>
      <text:p text:style-name="P24">54 27 82 41 124 62 31 94 47 142 71 214 107 322 161 484 242 121 364 182 91 274 137 412 206 103 310 155 466 233 700 350 175 526 263 790 395 1186 593 1780 890 445 1336 668 334 167 502 251 754 377 1132 566 283 850 425 1276 638 319 958 479 1438 719 2158 1079 3238 1619 4858 2429 7288 3644 1822 911 2734 1367 4102 2051 6154 3077 9232 4616 2308 1154 577 1732 866 433 1300 650 325 976 488 244 122 61 184 92 46 23 70 35 106 53 160 80 40 20 10 5 16 8 4 2 1</text:p>
      <text:p text:style-name="P24">-------------------------------------------------------------------------------------------------------------------------</text:p>
      <text:p text:style-name="P24">N°<text:span text:style-name="T12">10</text:span>:</text:p>
      <text:p text:style-name="P24">CONGETTURA DI COLLATZ</text:p>
      <text:p text:style-name="P24">Digita il <text:s/>numero (naturale &gt;0): <text:s/>ge</text:p>
      <text:p text:style-name="P24">Valore non accettabile!</text:p>
      <text:p text:style-name="P24">Digita il <text:s/>numero (naturale &gt;0): <text:s/>54</text:p>
      <text:p text:style-name="P24"/>
      <text:p text:style-name="P24">54 27 82 41 124 62 31 94 47 142 71 214 107 322 161 484 242 121 364 182 91 274 137 412 206 103 310 155 466 233 700 350 175 526 263 790 395 1186 593 1780 890 445 1336 668 334 167 502 251 754 377 1132 566 283 850 425 1276 638 319 958 479 1438 719 2158 1079 3238 1619 4858 2429 7288 3644 1822 911 2734 1367 4102 2051 6154 3077 9232 4616 2308 1154 577 1732 866 433 1300 650 325 976 488 244 122 61 184 92 46 23 70 35 106 53 160 80 40 20 10 5 16 8 4 2 1</text:p>
      <text:p text:style-name="P24">Vuoi uscire ? [y/n] <text:s/><text:span text:style-name="T10">y</text:span></text:p>
      <text:p text:style-name="P24">-------------------------------------------------------------------------------------------------------------------------</text:p>
      <text:p text:style-name="P24"/>
      <text:p text:style-name="P22">Testing <text:span text:style-name="T11">C</text:span><text:span text:style-name="T12">ramer</text:span>:</text:p>
      <text:p text:style-name="P24">N°<text:span text:style-name="T12">1</text:span>:</text:p>
      <text:p text:style-name="P24">Congetture disponibili:</text:p>
      <text:p text:style-name="P24">1 Congettura di Beal</text:p>
      <text:p text:style-name="P24">2 Congettura di Collatz</text:p>
      <text:p text:style-name="P24">3 Congettura di Cramer</text:p>
      <text:p text:style-name="P24">Digita la congettura da verificare (1-3): <text:s/>3</text:p>
      <text:p text:style-name="P24"/>
      <text:p text:style-name="P24">CONGETTURA DI CRAMER</text:p>
      <text:p text:style-name="P24">Digita il primo numero naturale (&gt;=11): <text:s/>19</text:p>
      <text:p text:style-name="P24"><text:soft-page-break/>Digita il secondo numero naturale (&gt;=11): <text:s/>21</text:p>
      <text:p text:style-name="P24"/>
      <text:p text:style-name="P24">I valori inseriti non sono due numeri primi consecutivi</text:p>
      <text:p text:style-name="P24"/>
      <text:p text:style-name="P24"/>
      <text:p text:style-name="P24">Vuoi uscire ? [y/n] <text:s/>n</text:p>
      <text:p text:style-name="P24">-------------------------------------------------------------------------------------------------------------------------</text:p>
      <text:p text:style-name="P24">N°<text:span text:style-name="T12">2</text:span>:</text:p>
      <text:p text:style-name="P24">CONGETTURA DI CRAMER</text:p>
      <text:p text:style-name="P24">Digita il primo numero naturale (&gt;=11): <text:s/>11</text:p>
      <text:p text:style-name="P24">Digita il secondo numero naturale (&gt;=11): <text:s/>13</text:p>
      <text:p text:style-name="P24"/>
      <text:p text:style-name="P24">Congettura verificata!</text:p>
      <text:p text:style-name="P24">|11 - 13| &lt; (log 11)^2</text:p>
      <text:p text:style-name="P24">2 &lt; 5.749902</text:p>
      <text:p text:style-name="P24">-------------------------------------------------------------------------------------------------------------------------</text:p>
      <text:p text:style-name="P24">N°<text:span text:style-name="T12">3</text:span>:</text:p>
      <text:p text:style-name="P24">CONGETTURA DI CRAMER</text:p>
      <text:p text:style-name="P24">Digita il primo numero naturale (&gt;=11): <text:s/>449</text:p>
      <text:p text:style-name="P24">Digita il secondo numero naturale (&gt;=11): <text:s/>443</text:p>
      <text:p text:style-name="P24"/>
      <text:p text:style-name="P24">I valori inseriti non sono due numeri primi consecutivi</text:p>
      <text:p text:style-name="P24">-------------------------------------------------------------------------------------------------------------------------</text:p>
      <text:p text:style-name="P24">N°<text:span text:style-name="T12">4</text:span>:</text:p>
      <text:p text:style-name="P24">CONGETTURA DI CRAMER</text:p>
      <text:p text:style-name="P24">Digita il primo numero naturale (&gt;=11): <text:s/>12</text:p>
      <text:p text:style-name="P24">Digita il secondo numero naturale (&gt;=11): <text:s/>17</text:p>
      <text:p text:style-name="P24"/>
      <text:p text:style-name="P24">I valori inseriti non sono due numeri primi consecutivi</text:p>
      <text:p text:style-name="P24">-------------------------------------------------------------------------------------------------------------------------</text:p>
      <text:p text:style-name="P24">N°<text:span text:style-name="T12">5</text:span>:</text:p>
      <text:p text:style-name="P24">CONGETTURA DI CRAMER</text:p>
      <text:p text:style-name="P24">Digita il primo numero naturale (&gt;=11): <text:s/>701</text:p>
      <text:p text:style-name="P24"><text:soft-page-break/>Digita il secondo numero naturale (&gt;=11): <text:s/>709</text:p>
      <text:p text:style-name="P24"/>
      <text:p text:style-name="P24">Congettura verificata!</text:p>
      <text:p text:style-name="P24">|701 - 709| &lt; (log 701)^2</text:p>
      <text:p text:style-name="P24">8 &lt; 42.935360</text:p>
      <text:p text:style-name="P24">-------------------------------------------------------------------------------------------------------------------------</text:p>
      <text:p text:style-name="P24">N°<text:span text:style-name="T12">6</text:span>:</text:p>
      <text:p text:style-name="P24">CONGETTURA DI CRAMER</text:p>
      <text:p text:style-name="P24">Digita il primo numero naturale (&gt;=11): <text:s/>2</text:p>
      <text:p text:style-name="P24">Valore non accettabile!</text:p>
      <text:p text:style-name="P24">Digita il primo numero naturale (&gt;=11): <text:s/>3</text:p>
      <text:p text:style-name="P24">Valore non accettabile!</text:p>
      <text:p text:style-name="P24">Digita il primo numero naturale (&gt;=11): <text:s/>11</text:p>
      <text:p text:style-name="P24">Digita il secondo numero naturale (&gt;=11): <text:s/>17</text:p>
      <text:p text:style-name="P24"/>
      <text:p text:style-name="P24">I valori inseriti non sono due numeri primi consecutivi</text:p>
      <text:p text:style-name="P24">-------------------------------------------------------------------------------------------------------------------------</text:p>
      <text:p text:style-name="P24">N°<text:span text:style-name="T12">7</text:span>:</text:p>
      <text:p text:style-name="P24">CONGETTURA DI CRAMER</text:p>
      <text:p text:style-name="P24">Digita il primo numero naturale (&gt;=11): <text:s/>181</text:p>
      <text:p text:style-name="P24">Digita il secondo numero naturale (&gt;=11): <text:s/>191</text:p>
      <text:p text:style-name="P24"/>
      <text:p text:style-name="P24">Congettura verificata!</text:p>
      <text:p text:style-name="P24">|181 - 191| &lt; (log 181)^2</text:p>
      <text:p text:style-name="P24">10 &lt; 27.02437</text:p>
      <text:p text:style-name="P24">-------------------------------------------------------------------------------------------------------------------------</text:p>
      <text:p text:style-name="P24">N°<text:span text:style-name="T12">8</text:span>:</text:p>
      <text:p text:style-name="P24">CONGETTURA DI CRAMER</text:p>
      <text:p text:style-name="P24">Digita il primo numero naturale (&gt;=11): <text:s/>dd</text:p>
      <text:p text:style-name="P24">Valore non accettabile!</text:p>
      <text:p text:style-name="P24">Digita il primo numero naturale (&gt;=11): <text:s/>-90</text:p>
      <text:p text:style-name="P24">Valore non accettabile!</text:p>
      <text:p text:style-name="P24">Digita il primo numero naturale (&gt;=11): <text:s/>32</text:p>
      <text:p text:style-name="P24"><text:soft-page-break/>Digita il secondo numero naturale (&gt;=11): <text:s/>er</text:p>
      <text:p text:style-name="P24">Valore non accettabile!</text:p>
      <text:p text:style-name="P24">Digita il secondo numero naturale (&gt;=11): <text:s/>45</text:p>
      <text:p text:style-name="P24"/>
      <text:p text:style-name="P24">I valori inseriti non sono due numeri primi consecutivi</text:p>
      <text:p text:style-name="P24">-------------------------------------------------------------------------------------------------------------------------</text:p>
      <text:p text:style-name="P24">N°<text:span text:style-name="T12">9</text:span>:</text:p>
      <text:p text:style-name="P24">CONGETTURA DI CRAMER</text:p>
      <text:p text:style-name="P24">Digita il primo numero naturale (&gt;=11): <text:s/>5</text:p>
      <text:p text:style-name="P24">Valore non accettabile!</text:p>
      <text:p text:style-name="P24">Digita il primo numero naturale (&gt;=11): <text:s/>11</text:p>
      <text:p text:style-name="P24">Digita il secondo numero naturale (&gt;=11): <text:s/>rf</text:p>
      <text:p text:style-name="P24">Valore non accettabile!</text:p>
      <text:p text:style-name="P24">Digita il secondo numero naturale (&gt;=11): <text:s/>dd</text:p>
      <text:p text:style-name="P24">Valore non accettabile!</text:p>
      <text:p text:style-name="P24">Digita il secondo numero naturale (&gt;=11): <text:s/>13</text:p>
      <text:p text:style-name="P24"/>
      <text:p text:style-name="P24">Congettura verificata!</text:p>
      <text:p text:style-name="P24">|11 - 13| &lt; (log 11)^2</text:p>
      <text:p text:style-name="P24">2 &lt; 5.749902</text:p>
      <text:p text:style-name="P24">-------------------------------------------------------------------------------------------------------------------------</text:p>
      <text:p text:style-name="P24">N°<text:span text:style-name="T12">10</text:span>:</text:p>
      <text:p text:style-name="P24">CONGETTURA DI CRAMER</text:p>
      <text:p text:style-name="P24">Digita il primo numero naturale (&gt;=11): <text:s/>79</text:p>
      <text:p text:style-name="P24">Digita il secondo numero naturale (&gt;=11): <text:s/>73</text:p>
      <text:p text:style-name="P24"/>
      <text:p text:style-name="P24">I valori inseriti non sono due numeri primi consecutivi</text:p>
      <text:p text:style-name="P24"/>
      <text:p text:style-name="P24"/>
      <text:p text:style-name="P24">Vuoi uscire ? [y/n] <text:s/>n</text:p>
      <text:p text:style-name="P24">-------------------------------------------------------------------------------------------------------------------------</text:p>
      <text:list xml:id="list221431206145884" text:continue-numbering="true" text:style-name="WWNum12">
        <text:list-item>
          <text:p text:style-name="P34">Verifica del Programma</text:p>
        </text:list-item>
      </text:list>
      <text:p text:style-name="P8"/>
      <text:p text:style-name="P8"><text:soft-page-break/></text:p>
      <text:p text:style-name="P6"/>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DejaVu Sans" style:font-size-asian="11pt" style:language-asian="it" style:country-asian="IT"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it" fo:country="IT" style:letter-kerning="false" style:font-name-asian="DejaVu Sans" style:font-size-asian="11pt" style:language-asian="it" style:country-asian="IT"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DejaVu Sans" style:font-family-asian="'DejaVu Sans'"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9pt" style:font-size-asian="9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9pt" style:font-size-asian="9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9pt" style:font-size-asian="9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2pt" style:font-size-asian="12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DejaVu Sans" style:font-family-asian="'DejaVu Sans'"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3335in"/>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0827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0.4173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0.9173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1.4173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917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4173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2.9173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3.417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9398in"/>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4398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9398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4398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9398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4398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9398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4398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93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9398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4398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9398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4398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9398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4398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9398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4398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93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9398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4398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9398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4398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9398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4398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9398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4398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93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1.3335in"/>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8335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333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8335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333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833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33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8335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3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P</meta:initial-creator>
    <meta:editing-cycles>70</meta:editing-cycles>
    <meta:creation-date>2023-01-13T07:48:00</meta:creation-date>
    <dc:date>2023-01-13T22:14:30.412439668</dc:date>
    <meta:editing-duration>PT10H30M48S</meta:editing-duration>
    <meta:generator>LibreOffice/7.3.7.2$Linux_X86_64 LibreOffice_project/30$Build-2</meta:generator>
    <meta:document-statistic meta:table-count="0" meta:image-count="0" meta:object-count="0" meta:page-count="26" meta:paragraph-count="770" meta:word-count="5161" meta:character-count="35845" meta:non-whitespace-character-count="29500"/>
    <meta:user-defined meta:name="AppVersion">12.0000</meta:user-defined>
    <meta:user-defined meta:name="Company">HP</meta:user-defined>
    <meta:template xlink:type="simple" xlink:actuate="onRequest" xlink:title="Normal" xlink:href=""/>
  </office:meta>
</office:document-meta>
</file>